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848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1.7374in"/>
    </style:style>
    <style:style style:name="co12" style:family="table-column">
      <style:table-column-properties fo:break-before="auto" style:column-width="1.5555in"/>
    </style:style>
    <style:style style:name="co13" style:family="table-column">
      <style:table-column-properties fo:break-before="auto" style:column-width="1.6819in"/>
    </style:style>
    <style:style style:name="co14" style:family="table-column">
      <style:table-column-properties fo:break-before="auto" style:column-width="1.4646in"/>
    </style:style>
    <style:style style:name="co15" style:family="table-column">
      <style:table-column-properties fo:break-before="auto" style:column-width="1.8075in"/>
    </style:style>
    <style:style style:name="co16" style:family="table-column">
      <style:table-column-properties fo:break-before="auto" style:column-width="0.66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52">
      <style:table-cell-properties style:rotation-align="none"/>
    </style:style>
    <style:style style:name="ce3" style:family="table-cell" style:parent-style-name="Default" style:data-style-name="N15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Excel_20_Built-in_20_Percen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53">
      <style:table-cell-properties style:rotation-align="none"/>
    </style:style>
    <style:style style:name="ce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style:rotation-align="none"/>
    </style:style>
    <style:style style:name="ce10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Excel_20_Built-in_20_Explanatory_20_Tex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9.1693in" svg:height="10.7823in" svg:x="0.2909in" svg:y="4.2067in">
            <draw:object draw:notify-on-update-of-ranges="Sheet1.A1:Sheet1.D1 Sheet1.A2:Sheet1.D17 Sheet1.E1:Sheet1.E1 Sheet1.E2:Sheet1.E17 Sheet1.F1:Sheet1.F1 Sheet1.F2:Sheet1.F17 Sheet1.H1:Sheet1.H1 Sheet1.H2:Sheet1.H17 Sheet1.L1:Sheet1.L1 Sheet1.L2:Sheet1.L17 Sheet1.N1:Sheet1.N1 Sheet1.N2:Sheet1.N17 Sheet1.P1:Sheet1.P1 Sheet1.P2:Sheet1.P17 Sheet1.R1:Sheet1.R1 Sheet1.R2:Sheet1.R17 Sheet1.T1:Sheet1.T1 Sheet1.T2:Sheet1.T17 Sheet1.X1:Sheet1.X1 Sheet1.X2:Sheet1.X17 Sheet1.AA1:Sheet1.AA1 Sheet1.AA2:Sheet1.AA17 Sheet1.AC1:Sheet1.AC1 Sheet1.AC2:Sheet1.A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2472in" svg:height="10.5618in" svg:x="20.0917in" svg:y="4.363in">
            <draw:object draw:notify-on-update-of-ranges="Sheet1.A1:Sheet1.D1 Sheet1.A2:Sheet1.D17 Sheet1.J1:Sheet1.J1 Sheet1.J2:Sheet1.J17 Sheet1.M1:Sheet1.M1 Sheet1.M2:Sheet1.M17 Sheet1.O1:Sheet1.O1 Sheet1.O2:Sheet1.O17 Sheet1.Q1:Sheet1.Q1 Sheet1.Q2:Sheet1.Q17 Sheet1.S1:Sheet1.S1 Sheet1.S2:Sheet1.S17 Sheet1.V1:Sheet1.V1 Sheet1.V2:Sheet1.V17 Sheet1.Y1:Sheet1.Y1 Sheet1.Y2:Sheet1.Y17 Sheet1.AB1:Sheet1.AB1 Sheet1.AB2:Sheet1.AB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5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number-columns-repeated="8" table:default-cell-style-name="ce5"/>
        <table:table-column table:style-name="co11" table:default-cell-style-name="Default"/>
        <table:table-column table:style-name="co12" table:default-cell-style-name="ce5"/>
        <table:table-column table:style-name="co11" table:default-cell-style-name="Default"/>
        <table:table-column table:style-name="co13" table:number-columns-repeated="4" table:default-cell-style-name="ce5"/>
        <table:table-column table:style-name="co7" table:number-columns-repeated="2" table:default-cell-style-name="ce5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6353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Library prep kit</text:p>
          </table:table-cell>
          <table:table-cell table:style-name="ce1" office:value-type="string" calcext:value-type="string">
            <text:p>FastSelect depletion</text:p>
          </table:table-cell>
          <table:table-cell table:style-name="ce1" office:value-type="string" calcext:value-type="string">
            <text:p>WBC depletion</text:p>
          </table:table-cell>
          <table:table-cell table:style-name="ce1" office:value-type="string" calcext:value-type="string">
            <text:p>Total nr of raw read pairs (M)</text:p>
          </table:table-cell>
          <table:table-cell table:style-name="ce1" office:value-type="string" calcext:value-type="string">
            <text:p>Total nr of read pairs after trimming (M)</text:p>
          </table:table-cell>
          <table:table-cell table:style-name="ce3" office:value-type="string" calcext:value-type="string">
            <text:p>% reads trimmed</text:p>
          </table:table-cell>
          <table:table-cell table:style-name="ce1" office:value-type="string" calcext:value-type="string">
            <text:p>STAR uniquely mapped read pairs (M)</text:p>
          </table:table-cell>
          <table:table-cell table:style-name="ce3" office:value-type="string" calcext:value-type="string">
            <text:p>% uniquely mapped read pairs</text:p>
          </table:table-cell>
          <table:table-cell table:style-name="ce1" office:value-type="string" calcext:value-type="string">
            <text:p>Uniquely mapped read pairs Pk (M)</text:p>
          </table:table-cell>
          <table:table-cell table:style-name="ce3" office:value-type="string" calcext:value-type="string">
            <text:p>% uniquely mapped read pairs Pk (M)</text:p>
          </table:table-cell>
          <table:table-cell table:style-name="ce3" office:value-type="string" calcext:value-type="string">
            <text:p>Total read pairs flagstat (M)</text:p>
          </table:table-cell>
          <table:table-cell table:style-name="ce3" office:value-type="string" calcext:value-type="string">
            <text:p>Total read pairs Pk flagstat (M)</text:p>
          </table:table-cell>
          <table:table-cell table:style-name="ce3" office:value-type="string" calcext:value-type="string">
            <text:p>Primary read pairs flagstat (M)</text:p>
          </table:table-cell>
          <table:table-cell table:style-name="ce3" office:value-type="string" calcext:value-type="string">
            <text:p>Primary read pairs Pk flagstat (M)</text:p>
          </table:table-cell>
          <table:table-cell table:style-name="ce3" office:value-type="string" calcext:value-type="string">
            <text:p>Secondary read pairs flagstat (M)</text:p>
          </table:table-cell>
          <table:table-cell table:style-name="ce3" office:value-type="string" calcext:value-type="string">
            <text:p>Secondary read pairs Pk flagstat (M)</text:p>
          </table:table-cell>
          <table:table-cell table:style-name="ce3" office:value-type="string" calcext:value-type="string">
            <text:p>Proper read pairs flagstat (M)</text:p>
          </table:table-cell>
          <table:table-cell table:style-name="ce3" office:value-type="string" calcext:value-type="string">
            <text:p>Proper read pairs Pk flagstat (M)</text:p>
          </table:table-cell>
          <table:table-cell table:style-name="ce1" office:value-type="string" calcext:value-type="string">
            <text:p>Primary mapped read pairs flagstat (M)</text:p>
          </table:table-cell>
          <table:table-cell table:style-name="ce3" office:value-type="string" calcext:value-type="string">
            <text:p>% primary mapped read pairs flagstat</text:p>
          </table:table-cell>
          <table:table-cell table:style-name="ce1" office:value-type="string" calcext:value-type="string">
            <text:p>Primary mapped read pairs Pk flagstat (M)</text:p>
          </table:table-cell>
          <table:table-cell table:style-name="ce3" office:value-type="string" calcext:value-type="string">
            <text:p>% primary mapped read pairs Pk flagstat</text:p>
          </table:table-cell>
          <table:table-cell table:style-name="ce3" office:value-type="string" calcext:value-type="string">
            <text:p>n genes detected (&gt;=10 counts)</text:p>
          </table:table-cell>
          <table:table-cell table:style-name="ce3" office:value-type="string" calcext:value-type="string">
            <text:p>n Pk genes detected (&gt;=10 counts)</text:p>
          </table:table-cell>
          <table:table-cell table:style-name="ce3" office:value-type="string" calcext:value-type="string">
            <text:p>% Pk genes detected (&gt;= 10 counts)</text:p>
          </table:table-cell>
          <table:table-cell table:style-name="ce3" office:value-type="string" calcext:value-type="string">
            <text:p>Total gene counts</text:p>
          </table:table-cell>
          <table:table-cell table:style-name="ce3" office:value-type="string" calcext:value-type="string">
            <text:p>Total gene counts Pk</text:p>
          </table:table-cell>
          <table:table-cell table:style-name="ce1" office:value-type="string" calcext:value-type="string">
            <text:p>FastQ screen % Pk</text:p>
          </table:table-cell>
          <table:table-cell table:style-name="ce10" office:value-type="string" calcext:value-type="string">
            <text:p>Primary mapped reads flagstat (M)</text:p>
          </table:table-cell>
          <table:table-cell table:style-name="ce10" office:value-type="string" calcext:value-type="string">
            <text:p>Primary mapped reads Pk flagstat (M)</text:p>
          </table:table-cell>
          <table:table-cell table:style-name="ce10" office:value-type="string" calcext:value-type="string">
            <text:p>Total reads flagstat (M)</text:p>
          </table:table-cell>
          <table:table-cell table:style-name="ce10" office:value-type="string" calcext:value-type="string">
            <text:p>Total reads Pk flagstat (M)</text:p>
          </table:table-cell>
          <table:table-cell table:style-name="ce10" office:value-type="string" calcext:value-type="string">
            <text:p>Primary reads flagstat (M)</text:p>
          </table:table-cell>
          <table:table-cell table:style-name="ce10" office:value-type="string" calcext:value-type="string">
            <text:p>Primary reads Pk flagstat (M)</text:p>
          </table:table-cell>
          <table:table-cell table:style-name="ce10" office:value-type="string" calcext:value-type="string">
            <text:p>Secondary reads flagstat (M)</text:p>
          </table:table-cell>
          <table:table-cell table:style-name="ce10" office:value-type="string" calcext:value-type="string">
            <text:p>Secondary reads Pk flagstat (M)</text:p>
          </table:table-cell>
          <table:table-cell table:style-name="ce10" office:value-type="string" calcext:value-type="string">
            <text:p>Properly paired read flagstat (M)</text:p>
          </table:table-cell>
          <table:table-cell table:style-name="ce10" office:value-type="string" calcext:value-type="string">
            <text:p>Properly paired Pk read flagstat (M)</text:p>
          </table:table-cell>
        </table:table-row>
        <table:table-row table:style-name="ro2">
          <table:table-cell office:value-type="string" calcext:value-type="string">
            <text:p>104974-001-001_S1_L001</text:p>
          </table:table-cell>
          <table:table-cell office:value-type="string" calcext:value-type="string">
            <text:p>mRNA_qiagen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nofilter</text:p>
          </table:table-cell>
          <table:table-cell table:style-name="ce2" office:value-type="float" office:value="62706972" calcext:value-type="float">
            <text:p>62.707</text:p>
          </table:table-cell>
          <table:table-cell table:style-name="ce2" office:value-type="float" office:value="30588505" calcext:value-type="float">
            <text:p>30.589</text:p>
          </table:table-cell>
          <table:table-cell table:style-name="ce4" table:formula="of:=1 - [.F2]/[.E2]" office:value-type="percentage" office:value="0.512199297392322" calcext:value-type="percentage">
            <text:p>51.2%</text:p>
          </table:table-cell>
          <table:table-cell table:style-name="ce2" office:value-type="float" office:value="24306612" calcext:value-type="float">
            <text:p>24.307</text:p>
          </table:table-cell>
          <table:table-cell table:formula="of:=[.H2]/[.F2]" office:value-type="percentage" office:value="0.794632231944647" calcext:value-type="percentage">
            <text:p>79.5%</text:p>
          </table:table-cell>
          <table:table-cell table:style-name="ce2" office:value-type="float" office:value="1441812" calcext:value-type="float">
            <text:p>1.442</text:p>
          </table:table-cell>
          <table:table-cell table:style-name="ce4" table:formula="of:=[.J2]/[.F2]" office:value-type="percentage" office:value="0.0471357459280864" calcext:value-type="percentage">
            <text:p>4.7%</text:p>
          </table:table-cell>
          <table:table-cell table:style-name="ce2" table:formula="of:=[.AF2]/2" office:value-type="float" office:value="34146185" calcext:value-type="float">
            <text:p>34.146</text:p>
          </table:table-cell>
          <table:table-cell table:style-name="ce2" table:formula="of:=[.AG2]/2" office:value-type="float" office:value="1641998.5" calcext:value-type="float">
            <text:p>1.642</text:p>
          </table:table-cell>
          <table:table-cell table:style-name="ce2" table:formula="of:=[.AH2]/2" office:value-type="float" office:value="27246439" calcext:value-type="float">
            <text:p>27.246</text:p>
          </table:table-cell>
          <table:table-cell table:style-name="ce2" table:formula="of:=[.AI2]/2" office:value-type="float" office:value="1483887.5" calcext:value-type="float">
            <text:p>1.484</text:p>
          </table:table-cell>
          <table:table-cell table:style-name="ce2" table:formula="of:=[.AJ2]/2" office:value-type="float" office:value="6899746" calcext:value-type="float">
            <text:p>6.900</text:p>
          </table:table-cell>
          <table:table-cell table:style-name="ce2" table:formula="of:=[.AK2]/2" office:value-type="float" office:value="158111" calcext:value-type="float">
            <text:p>0.158</text:p>
          </table:table-cell>
          <table:table-cell table:style-name="ce2" table:formula="of:=[.AL2]/2" office:value-type="float" office:value="27137556" calcext:value-type="float">
            <text:p>27.138</text:p>
          </table:table-cell>
          <table:table-cell table:style-name="ce2" table:formula="of:=[.AM2]/2" office:value-type="float" office:value="1477850" calcext:value-type="float">
            <text:p>1.478</text:p>
          </table:table-cell>
          <table:table-cell table:style-name="ce2" table:formula="of:=[.AD2]/2" office:value-type="float" office:value="27246439" calcext:value-type="float">
            <text:p>27.246</text:p>
          </table:table-cell>
          <table:table-cell table:style-name="ce4" table:formula="of:=[.T2]/[.F2]" office:value-type="percentage" office:value="0.890741113369222" calcext:value-type="percentage">
            <text:p>89.1%</text:p>
          </table:table-cell>
          <table:table-cell table:style-name="ce2" table:formula="of:=[.AE2]/2" office:value-type="float" office:value="1483887.5" calcext:value-type="float">
            <text:p>1.484</text:p>
          </table:table-cell>
          <table:table-cell table:style-name="ce4" table:formula="of:=[.V2]/[.F2]" office:value-type="percentage" office:value="0.0485112789918958" calcext:value-type="percentage">
            <text:p>4.9%</text:p>
          </table:table-cell>
          <table:table-cell table:style-name="ce7" office:value-type="float" office:value="19898" calcext:value-type="float">
            <text:p>19898</text:p>
          </table:table-cell>
          <table:table-cell table:style-name="ce7" office:value-type="float" office:value="4112" calcext:value-type="float">
            <text:p>4112</text:p>
          </table:table-cell>
          <table:table-cell table:style-name="ce4" table:formula="of:=[$Sheet1.$Y2]/([.$Z$32])" office:value-type="percentage" office:value="0.798911987565572" calcext:value-type="percentage">
            <text:p>79.9%</text:p>
          </table:table-cell>
          <table:table-cell table:style-name="ce2" office:value-type="float" office:value="22866933" calcext:value-type="float">
            <text:p>22.867</text:p>
          </table:table-cell>
          <table:table-cell table:style-name="ce2" office:value-type="float" office:value="516911" calcext:value-type="float">
            <text:p>0.517</text:p>
          </table:table-cell>
          <table:table-cell table:style-name="ce4" office:value-type="percentage" office:value="0.0232" calcext:value-type="percentage">
            <text:p>2.3%</text:p>
          </table:table-cell>
          <table:table-cell table:style-name="ce11" office:value-type="float" office:value="54492878" calcext:value-type="float">
            <text:p>54.493</text:p>
          </table:table-cell>
          <table:table-cell table:style-name="ce11" office:value-type="float" office:value="2967775" calcext:value-type="float">
            <text:p>2.968</text:p>
          </table:table-cell>
          <table:table-cell table:style-name="ce11" office:value-type="float" office:value="68292370" calcext:value-type="float">
            <text:p>68.292</text:p>
          </table:table-cell>
          <table:table-cell table:style-name="ce11" office:value-type="float" office:value="3283997" calcext:value-type="float">
            <text:p>3.284</text:p>
          </table:table-cell>
          <table:table-cell table:style-name="ce11" office:value-type="float" office:value="54492878" calcext:value-type="float">
            <text:p>54.493</text:p>
          </table:table-cell>
          <table:table-cell table:style-name="ce11" office:value-type="float" office:value="2967775" calcext:value-type="float">
            <text:p>2.968</text:p>
          </table:table-cell>
          <table:table-cell table:style-name="ce11" office:value-type="float" office:value="13799492" calcext:value-type="float">
            <text:p>13.799</text:p>
          </table:table-cell>
          <table:table-cell table:style-name="ce11" office:value-type="float" office:value="316222" calcext:value-type="float">
            <text:p>0.316</text:p>
          </table:table-cell>
          <table:table-cell table:style-name="ce11" office:value-type="float" office:value="54275112" calcext:value-type="float">
            <text:p>54.275</text:p>
          </table:table-cell>
          <table:table-cell table:style-name="ce11" office:value-type="float" office:value="2955700" calcext:value-type="float">
            <text:p>2.956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2_S1_L001</text:p>
          </table:table-cell>
          <table:table-cell office:value-type="string" calcext:value-type="string">
            <text:p>mRNA_qiagen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centpip</text:p>
          </table:table-cell>
          <table:table-cell table:style-name="ce2" office:value-type="float" office:value="64669874" calcext:value-type="float">
            <text:p>64.670</text:p>
          </table:table-cell>
          <table:table-cell table:style-name="ce2" office:value-type="float" office:value="44899056" calcext:value-type="float">
            <text:p>44.899</text:p>
          </table:table-cell>
          <table:table-cell table:style-name="ce4" table:formula="of:=1 - [.F3]/[.E3]" office:value-type="percentage" office:value="0.305719135930279" calcext:value-type="percentage">
            <text:p>30.6%</text:p>
          </table:table-cell>
          <table:table-cell table:style-name="ce2" office:value-type="float" office:value="36303873" calcext:value-type="float">
            <text:p>36.304</text:p>
          </table:table-cell>
          <table:table-cell table:formula="of:=[.H3]/[.F3]" office:value-type="percentage" office:value="0.808566509727955" calcext:value-type="percentage">
            <text:p>80.9%</text:p>
          </table:table-cell>
          <table:table-cell table:style-name="ce2" office:value-type="float" office:value="3229794" calcext:value-type="float">
            <text:p>3.230</text:p>
          </table:table-cell>
          <table:table-cell table:style-name="ce4" table:formula="of:=[.J3]/[.F3]" office:value-type="percentage" office:value="0.0719345636130969" calcext:value-type="percentage">
            <text:p>7.2%</text:p>
          </table:table-cell>
          <table:table-cell table:style-name="ce2" table:formula="of:=[.AF3]/2" office:value-type="float" office:value="51327040.5" calcext:value-type="float">
            <text:p>51.327</text:p>
          </table:table-cell>
          <table:table-cell table:style-name="ce2" table:formula="of:=[.AG3]/2" office:value-type="float" office:value="3554169" calcext:value-type="float">
            <text:p>3.554</text:p>
          </table:table-cell>
          <table:table-cell table:style-name="ce2" table:formula="of:=[.AH3]/2" office:value-type="float" office:value="40726384.5" calcext:value-type="float">
            <text:p>40.726</text:p>
          </table:table-cell>
          <table:table-cell table:style-name="ce2" table:formula="of:=[.AI3]/2" office:value-type="float" office:value="3307591" calcext:value-type="float">
            <text:p>3.308</text:p>
          </table:table-cell>
          <table:table-cell table:style-name="ce2" table:formula="of:=[.AJ3]/2" office:value-type="float" office:value="10600656" calcext:value-type="float">
            <text:p>10.601</text:p>
          </table:table-cell>
          <table:table-cell table:style-name="ce2" table:formula="of:=[.AK3]/2" office:value-type="float" office:value="246578" calcext:value-type="float">
            <text:p>0.247</text:p>
          </table:table-cell>
          <table:table-cell table:style-name="ce2" table:formula="of:=[.AL3]/2" office:value-type="float" office:value="40594680" calcext:value-type="float">
            <text:p>40.595</text:p>
          </table:table-cell>
          <table:table-cell table:style-name="ce2" table:formula="of:=[.AM3]/2" office:value-type="float" office:value="3297098" calcext:value-type="float">
            <text:p>3.297</text:p>
          </table:table-cell>
          <table:table-cell table:style-name="ce2" table:formula="of:=[.AD3]/2" office:value-type="float" office:value="40726384.5" calcext:value-type="float">
            <text:p>40.726</text:p>
          </table:table-cell>
          <table:table-cell table:style-name="ce4" table:formula="of:=[.T3]/[.F3]" office:value-type="percentage" office:value="0.907065495987265" calcext:value-type="percentage">
            <text:p>90.7%</text:p>
          </table:table-cell>
          <table:table-cell table:style-name="ce2" table:formula="of:=[.AE3]/2" office:value-type="float" office:value="3307591" calcext:value-type="float">
            <text:p>3.308</text:p>
          </table:table-cell>
          <table:table-cell table:style-name="ce4" table:formula="of:=[.V3]/[.F3]" office:value-type="percentage" office:value="0.0736672726482267" calcext:value-type="percentage">
            <text:p>7.4%</text:p>
          </table:table-cell>
          <table:table-cell table:style-name="ce7" office:value-type="float" office:value="21118" calcext:value-type="float">
            <text:p>21118</text:p>
          </table:table-cell>
          <table:table-cell table:style-name="ce7" office:value-type="float" office:value="4622" calcext:value-type="float">
            <text:p>4622</text:p>
          </table:table-cell>
          <table:table-cell table:style-name="ce4" table:formula="of:=[$Sheet1.$Y3]/([.$Z$32])" office:value-type="percentage" office:value="0.897998834272392" calcext:value-type="percentage">
            <text:p>89.8%</text:p>
          </table:table-cell>
          <table:table-cell table:style-name="ce2" office:value-type="float" office:value="33913208" calcext:value-type="float">
            <text:p>33.913</text:p>
          </table:table-cell>
          <table:table-cell table:style-name="ce2" office:value-type="float" office:value="1222797" calcext:value-type="float">
            <text:p>1.223</text:p>
          </table:table-cell>
          <table:table-cell table:style-name="ce4" office:value-type="percentage" office:value="0.0501" calcext:value-type="percentage">
            <text:p>5.0%</text:p>
          </table:table-cell>
          <table:table-cell table:style-name="ce11" office:value-type="float" office:value="81452769" calcext:value-type="float">
            <text:p>81.453</text:p>
          </table:table-cell>
          <table:table-cell table:style-name="ce11" office:value-type="float" office:value="6615182" calcext:value-type="float">
            <text:p>6.615</text:p>
          </table:table-cell>
          <table:table-cell table:style-name="ce11" office:value-type="float" office:value="102654081" calcext:value-type="float">
            <text:p>102.654</text:p>
          </table:table-cell>
          <table:table-cell table:style-name="ce11" office:value-type="float" office:value="7108338" calcext:value-type="float">
            <text:p>7.108</text:p>
          </table:table-cell>
          <table:table-cell table:style-name="ce11" office:value-type="float" office:value="81452769" calcext:value-type="float">
            <text:p>81.453</text:p>
          </table:table-cell>
          <table:table-cell table:style-name="ce11" office:value-type="float" office:value="6615182" calcext:value-type="float">
            <text:p>6.615</text:p>
          </table:table-cell>
          <table:table-cell table:style-name="ce11" office:value-type="float" office:value="21201312" calcext:value-type="float">
            <text:p>21.201</text:p>
          </table:table-cell>
          <table:table-cell table:style-name="ce11" office:value-type="float" office:value="493156" calcext:value-type="float">
            <text:p>0.493</text:p>
          </table:table-cell>
          <table:table-cell table:style-name="ce11" office:value-type="float" office:value="81189360" calcext:value-type="float">
            <text:p>81.189</text:p>
          </table:table-cell>
          <table:table-cell table:style-name="ce11" office:value-type="float" office:value="6594196" calcext:value-type="float">
            <text:p>6.594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3_S1_L001</text:p>
          </table:table-cell>
          <table:table-cell office:value-type="string" calcext:value-type="string">
            <text:p>mRNA_qiagen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plasmo</text:p>
          </table:table-cell>
          <table:table-cell table:style-name="ce2" office:value-type="float" office:value="62898963" calcext:value-type="float">
            <text:p>62.899</text:p>
          </table:table-cell>
          <table:table-cell table:style-name="ce2" office:value-type="float" office:value="21941345" calcext:value-type="float">
            <text:p>21.941</text:p>
          </table:table-cell>
          <table:table-cell table:style-name="ce4" table:formula="of:=1 - [.F4]/[.E4]" office:value-type="percentage" office:value="0.651165234631929" calcext:value-type="percentage">
            <text:p>65.1%</text:p>
          </table:table-cell>
          <table:table-cell table:style-name="ce2" office:value-type="float" office:value="17629332" calcext:value-type="float">
            <text:p>17.629</text:p>
          </table:table-cell>
          <table:table-cell table:formula="of:=[.H4]/[.F4]" office:value-type="percentage" office:value="0.803475447836037" calcext:value-type="percentage">
            <text:p>80.3%</text:p>
          </table:table-cell>
          <table:table-cell table:style-name="ce2" office:value-type="float" office:value="6967096" calcext:value-type="float">
            <text:p>6.967</text:p>
          </table:table-cell>
          <table:table-cell table:style-name="ce4" table:formula="of:=[.J4]/[.F4]" office:value-type="percentage" office:value="0.317532767476196" calcext:value-type="percentage">
            <text:p>31.8%</text:p>
          </table:table-cell>
          <table:table-cell table:style-name="ce2" table:formula="of:=[.AF4]/2" office:value-type="float" office:value="22895236" calcext:value-type="float">
            <text:p>22.895</text:p>
          </table:table-cell>
          <table:table-cell table:style-name="ce2" table:formula="of:=[.AG4]/2" office:value-type="float" office:value="7479372" calcext:value-type="float">
            <text:p>7.479</text:p>
          </table:table-cell>
          <table:table-cell table:style-name="ce2" table:formula="of:=[.AH4]/2" office:value-type="float" office:value="19114819.5" calcext:value-type="float">
            <text:p>19.115</text:p>
          </table:table-cell>
          <table:table-cell table:style-name="ce2" table:formula="of:=[.AI4]/2" office:value-type="float" office:value="7110170.5" calcext:value-type="float">
            <text:p>7.110</text:p>
          </table:table-cell>
          <table:table-cell table:style-name="ce2" table:formula="of:=[.AJ4]/2" office:value-type="float" office:value="3780416.5" calcext:value-type="float">
            <text:p>3.780</text:p>
          </table:table-cell>
          <table:table-cell table:style-name="ce2" table:formula="of:=[.AK4]/2" office:value-type="float" office:value="369201.5" calcext:value-type="float">
            <text:p>0.369</text:p>
          </table:table-cell>
          <table:table-cell table:style-name="ce2" table:formula="of:=[.AL4]/2" office:value-type="float" office:value="19034200" calcext:value-type="float">
            <text:p>19.034</text:p>
          </table:table-cell>
          <table:table-cell table:style-name="ce2" table:formula="of:=[.AM4]/2" office:value-type="float" office:value="7089787" calcext:value-type="float">
            <text:p>7.090</text:p>
          </table:table-cell>
          <table:table-cell table:style-name="ce2" table:formula="of:=[.AD4]/2" office:value-type="float" office:value="19114819.5" calcext:value-type="float">
            <text:p>19.115</text:p>
          </table:table-cell>
          <table:table-cell table:style-name="ce4" table:formula="of:=[.T4]/[.F4]" office:value-type="percentage" office:value="0.87117811146035" calcext:value-type="percentage">
            <text:p>87.1%</text:p>
          </table:table-cell>
          <table:table-cell table:style-name="ce2" table:formula="of:=[.AE4]/2" office:value-type="float" office:value="7110170.5" calcext:value-type="float">
            <text:p>7.110</text:p>
          </table:table-cell>
          <table:table-cell table:style-name="ce4" table:formula="of:=[.V4]/[.F4]" office:value-type="percentage" office:value="0.324053539106194" calcext:value-type="percentage">
            <text:p>32.4%</text:p>
          </table:table-cell>
          <table:table-cell table:style-name="ce7" office:value-type="float" office:value="19395" calcext:value-type="float">
            <text:p>19395</text:p>
          </table:table-cell>
          <table:table-cell table:style-name="ce7" office:value-type="float" office:value="4832" calcext:value-type="float">
            <text:p>4832</text:p>
          </table:table-cell>
          <table:table-cell table:style-name="ce4" table:formula="of:=[$Sheet1.$Y4]/([.$Z$32])" office:value-type="percentage" office:value="0.938799300563435" calcext:value-type="percentage">
            <text:p>93.9%</text:p>
          </table:table-cell>
          <table:table-cell table:style-name="ce2" office:value-type="float" office:value="12906988" calcext:value-type="float">
            <text:p>12.907</text:p>
          </table:table-cell>
          <table:table-cell table:style-name="ce2" office:value-type="float" office:value="2797701" calcext:value-type="float">
            <text:p>2.798</text:p>
          </table:table-cell>
          <table:table-cell table:style-name="ce4" office:value-type="percentage" office:value="0.11" calcext:value-type="percentage">
            <text:p>11.0%</text:p>
          </table:table-cell>
          <table:table-cell table:style-name="ce11" office:value-type="float" office:value="38229639" calcext:value-type="float">
            <text:p>38.230</text:p>
          </table:table-cell>
          <table:table-cell table:style-name="ce11" office:value-type="float" office:value="14220341" calcext:value-type="float">
            <text:p>14.220</text:p>
          </table:table-cell>
          <table:table-cell table:style-name="ce11" office:value-type="float" office:value="45790472" calcext:value-type="float">
            <text:p>45.790</text:p>
          </table:table-cell>
          <table:table-cell table:style-name="ce11" office:value-type="float" office:value="14958744" calcext:value-type="float">
            <text:p>14.959</text:p>
          </table:table-cell>
          <table:table-cell table:style-name="ce11" office:value-type="float" office:value="38229639" calcext:value-type="float">
            <text:p>38.230</text:p>
          </table:table-cell>
          <table:table-cell table:style-name="ce11" office:value-type="float" office:value="14220341" calcext:value-type="float">
            <text:p>14.220</text:p>
          </table:table-cell>
          <table:table-cell table:style-name="ce11" office:value-type="float" office:value="7560833" calcext:value-type="float">
            <text:p>7.561</text:p>
          </table:table-cell>
          <table:table-cell table:style-name="ce11" office:value-type="float" office:value="738403" calcext:value-type="float">
            <text:p>0.738</text:p>
          </table:table-cell>
          <table:table-cell table:style-name="ce11" office:value-type="float" office:value="38068400" calcext:value-type="float">
            <text:p>38.068</text:p>
          </table:table-cell>
          <table:table-cell table:style-name="ce11" office:value-type="float" office:value="14179574" calcext:value-type="float">
            <text:p>14.180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4_S1_L001</text:p>
          </table:table-cell>
          <table:table-cell office:value-type="string" calcext:value-type="string">
            <text:p>mRNA_qiagen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pmacs</text:p>
          </table:table-cell>
          <table:table-cell table:style-name="ce2" office:value-type="float" office:value="69625454" calcext:value-type="float">
            <text:p>69.625</text:p>
          </table:table-cell>
          <table:table-cell table:style-name="ce2" office:value-type="float" office:value="13860373" calcext:value-type="float">
            <text:p>13.860</text:p>
          </table:table-cell>
          <table:table-cell table:style-name="ce4" table:formula="of:=1 - [.F5]/[.E5]" office:value-type="percentage" office:value="0.800929513508091" calcext:value-type="percentage">
            <text:p>80.1%</text:p>
          </table:table-cell>
          <table:table-cell table:style-name="ce2" office:value-type="float" office:value="10914003" calcext:value-type="float">
            <text:p>10.914</text:p>
          </table:table-cell>
          <table:table-cell table:formula="of:=[.H5]/[.F5]" office:value-type="percentage" office:value="0.787424912735033" calcext:value-type="percentage">
            <text:p>78.7%</text:p>
          </table:table-cell>
          <table:table-cell table:style-name="ce2" office:value-type="float" office:value="5620411" calcext:value-type="float">
            <text:p>5.620</text:p>
          </table:table-cell>
          <table:table-cell table:style-name="ce4" table:formula="of:=[.J5]/[.F5]" office:value-type="percentage" office:value="0.40550214629866" calcext:value-type="percentage">
            <text:p>40.6%</text:p>
          </table:table-cell>
          <table:table-cell table:style-name="ce2" table:formula="of:=[.AF5]/2" office:value-type="float" office:value="13576746.5" calcext:value-type="float">
            <text:p>13.577</text:p>
          </table:table-cell>
          <table:table-cell table:style-name="ce2" table:formula="of:=[.AG5]/2" office:value-type="float" office:value="5934014.5" calcext:value-type="float">
            <text:p>5.934</text:p>
          </table:table-cell>
          <table:table-cell table:style-name="ce2" table:formula="of:=[.AH5]/2" office:value-type="float" office:value="11666044" calcext:value-type="float">
            <text:p>11.666</text:p>
          </table:table-cell>
          <table:table-cell table:style-name="ce2" table:formula="of:=[.AI5]/2" office:value-type="float" office:value="5713283" calcext:value-type="float">
            <text:p>5.713</text:p>
          </table:table-cell>
          <table:table-cell table:style-name="ce2" table:formula="of:=[.AJ5]/2" office:value-type="float" office:value="1910702.5" calcext:value-type="float">
            <text:p>1.911</text:p>
          </table:table-cell>
          <table:table-cell table:style-name="ce2" table:formula="of:=[.AK5]/2" office:value-type="float" office:value="220731.5" calcext:value-type="float">
            <text:p>0.221</text:p>
          </table:table-cell>
          <table:table-cell table:style-name="ce2" table:formula="of:=[.AL5]/2" office:value-type="float" office:value="11618191" calcext:value-type="float">
            <text:p>11.618</text:p>
          </table:table-cell>
          <table:table-cell table:style-name="ce2" table:formula="of:=[.AM5]/2" office:value-type="float" office:value="5696027" calcext:value-type="float">
            <text:p>5.696</text:p>
          </table:table-cell>
          <table:table-cell table:style-name="ce2" table:formula="of:=[.AD5]/2" office:value-type="float" office:value="11666044" calcext:value-type="float">
            <text:p>11.666</text:p>
          </table:table-cell>
          <table:table-cell table:style-name="ce4" table:formula="of:=[.T5]/[.F5]" office:value-type="percentage" office:value="0.841683264945323" calcext:value-type="percentage">
            <text:p>84.2%</text:p>
          </table:table-cell>
          <table:table-cell table:style-name="ce2" table:formula="of:=[.AE5]/2" office:value-type="float" office:value="5713283" calcext:value-type="float">
            <text:p>5.713</text:p>
          </table:table-cell>
          <table:table-cell table:style-name="ce4" table:formula="of:=[.V5]/[.F5]" office:value-type="percentage" office:value="0.412202687474572" calcext:value-type="percentage">
            <text:p>41.2%</text:p>
          </table:table-cell>
          <table:table-cell table:style-name="ce7" office:value-type="float" office:value="17009" calcext:value-type="float">
            <text:p>17009</text:p>
          </table:table-cell>
          <table:table-cell table:style-name="ce7" office:value-type="float" office:value="4847" calcext:value-type="float">
            <text:p>4847</text:p>
          </table:table-cell>
          <table:table-cell table:style-name="ce4" table:formula="of:=[$Sheet1.$Y5]/([.$Z$32])" office:value-type="percentage" office:value="0.941713619584224" calcext:value-type="percentage">
            <text:p>94.2%</text:p>
          </table:table-cell>
          <table:table-cell table:style-name="ce2" office:value-type="float" office:value="7437720" calcext:value-type="float">
            <text:p>7.438</text:p>
          </table:table-cell>
          <table:table-cell table:style-name="ce2" office:value-type="float" office:value="2574296" calcext:value-type="float">
            <text:p>2.574</text:p>
          </table:table-cell>
          <table:table-cell table:style-name="ce4" office:value-type="percentage" office:value="0.0811" calcext:value-type="percentage">
            <text:p>8.1%</text:p>
          </table:table-cell>
          <table:table-cell table:style-name="ce11" office:value-type="float" office:value="23332088" calcext:value-type="float">
            <text:p>23.332</text:p>
          </table:table-cell>
          <table:table-cell table:style-name="ce11" office:value-type="float" office:value="11426566" calcext:value-type="float">
            <text:p>11.427</text:p>
          </table:table-cell>
          <table:table-cell table:style-name="ce11" office:value-type="float" office:value="27153493" calcext:value-type="float">
            <text:p>27.153</text:p>
          </table:table-cell>
          <table:table-cell table:style-name="ce11" office:value-type="float" office:value="11868029" calcext:value-type="float">
            <text:p>11.868</text:p>
          </table:table-cell>
          <table:table-cell table:style-name="ce11" office:value-type="float" office:value="23332088" calcext:value-type="float">
            <text:p>23.332</text:p>
          </table:table-cell>
          <table:table-cell table:style-name="ce11" office:value-type="float" office:value="11426566" calcext:value-type="float">
            <text:p>11.427</text:p>
          </table:table-cell>
          <table:table-cell table:style-name="ce11" office:value-type="float" office:value="3821405" calcext:value-type="float">
            <text:p>3.821</text:p>
          </table:table-cell>
          <table:table-cell table:style-name="ce11" office:value-type="float" office:value="441463" calcext:value-type="float">
            <text:p>0.441</text:p>
          </table:table-cell>
          <table:table-cell table:style-name="ce11" office:value-type="float" office:value="23236382" calcext:value-type="float">
            <text:p>23.236</text:p>
          </table:table-cell>
          <table:table-cell table:style-name="ce11" office:value-type="float" office:value="11392054" calcext:value-type="float">
            <text:p>11.392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5_S1_L001</text:p>
          </table:table-cell>
          <table:table-cell office:value-type="string" calcext:value-type="string">
            <text:p>mRNA_qiagen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cellulose</text:p>
          </table:table-cell>
          <table:table-cell table:style-name="ce2" office:value-type="float" office:value="62977557" calcext:value-type="float">
            <text:p>62.978</text:p>
          </table:table-cell>
          <table:table-cell table:style-name="ce2" office:value-type="float" office:value="20673576" calcext:value-type="float">
            <text:p>20.674</text:p>
          </table:table-cell>
          <table:table-cell table:style-name="ce4" table:formula="of:=1 - [.F6]/[.E6]" office:value-type="percentage" office:value="0.671731058097411" calcext:value-type="percentage">
            <text:p>67.2%</text:p>
          </table:table-cell>
          <table:table-cell table:style-name="ce2" office:value-type="float" office:value="17127474" calcext:value-type="float">
            <text:p>17.127</text:p>
          </table:table-cell>
          <table:table-cell table:formula="of:=[.H6]/[.F6]" office:value-type="percentage" office:value="0.828471765116978" calcext:value-type="percentage">
            <text:p>82.8%</text:p>
          </table:table-cell>
          <table:table-cell table:style-name="ce2" office:value-type="float" office:value="9701629" calcext:value-type="float">
            <text:p>9.702</text:p>
          </table:table-cell>
          <table:table-cell table:style-name="ce4" table:formula="of:=[.J6]/[.F6]" office:value-type="percentage" office:value="0.469276771469048" calcext:value-type="percentage">
            <text:p>46.9%</text:p>
          </table:table-cell>
          <table:table-cell table:style-name="ce2" table:formula="of:=[.AF6]/2" office:value-type="float" office:value="21170762.5" calcext:value-type="float">
            <text:p>21.171</text:p>
          </table:table-cell>
          <table:table-cell table:style-name="ce2" table:formula="of:=[.AG6]/2" office:value-type="float" office:value="10416787.5" calcext:value-type="float">
            <text:p>10.417</text:p>
          </table:table-cell>
          <table:table-cell table:style-name="ce2" table:formula="of:=[.AH6]/2" office:value-type="float" office:value="18161588.5" calcext:value-type="float">
            <text:p>18.162</text:p>
          </table:table-cell>
          <table:table-cell table:style-name="ce2" table:formula="of:=[.AI6]/2" office:value-type="float" office:value="9897375" calcext:value-type="float">
            <text:p>9.897</text:p>
          </table:table-cell>
          <table:table-cell table:style-name="ce2" table:formula="of:=[.AJ6]/2" office:value-type="float" office:value="3009174" calcext:value-type="float">
            <text:p>3.009</text:p>
          </table:table-cell>
          <table:table-cell table:style-name="ce2" table:formula="of:=[.AK6]/2" office:value-type="float" office:value="519412.5" calcext:value-type="float">
            <text:p>0.519</text:p>
          </table:table-cell>
          <table:table-cell table:style-name="ce2" table:formula="of:=[.AL6]/2" office:value-type="float" office:value="18104711" calcext:value-type="float">
            <text:p>18.105</text:p>
          </table:table-cell>
          <table:table-cell table:style-name="ce2" table:formula="of:=[.AM6]/2" office:value-type="float" office:value="9873600" calcext:value-type="float">
            <text:p>9.874</text:p>
          </table:table-cell>
          <table:table-cell table:style-name="ce2" table:formula="of:=[.AD6]/2" office:value-type="float" office:value="18161588.5" calcext:value-type="float">
            <text:p>18.162</text:p>
          </table:table-cell>
          <table:table-cell table:style-name="ce4" table:formula="of:=[.T6]/[.F6]" office:value-type="percentage" office:value="0.878492840329124" calcext:value-type="percentage">
            <text:p>87.8%</text:p>
          </table:table-cell>
          <table:table-cell table:style-name="ce2" table:formula="of:=[.AE6]/2" office:value-type="float" office:value="9897375" calcext:value-type="float">
            <text:p>9.897</text:p>
          </table:table-cell>
          <table:table-cell table:style-name="ce4" table:formula="of:=[.V6]/[.F6]" office:value-type="percentage" office:value="0.478745186609225" calcext:value-type="percentage">
            <text:p>47.9%</text:p>
          </table:table-cell>
          <table:table-cell table:style-name="ce7" office:value-type="float" office:value="12430" calcext:value-type="float">
            <text:p>12430</text:p>
          </table:table-cell>
          <table:table-cell table:style-name="ce7" office:value-type="float" office:value="4784" calcext:value-type="float">
            <text:p>4784</text:p>
          </table:table-cell>
          <table:table-cell table:style-name="ce4" table:formula="of:=[$Sheet1.$Y6]/([.$Z$32])" office:value-type="percentage" office:value="0.929473479696911" calcext:value-type="percentage">
            <text:p>92.9%</text:p>
          </table:table-cell>
          <table:table-cell table:style-name="ce2" office:value-type="float" office:value="11446209" calcext:value-type="float">
            <text:p>11.446</text:p>
          </table:table-cell>
          <table:table-cell table:style-name="ce2" office:value-type="float" office:value="4051264" calcext:value-type="float">
            <text:p>4.051</text:p>
          </table:table-cell>
          <table:table-cell table:style-name="ce4" office:value-type="percentage" office:value="0.152" calcext:value-type="percentage">
            <text:p>15.2%</text:p>
          </table:table-cell>
          <table:table-cell table:style-name="ce11" office:value-type="float" office:value="36323177" calcext:value-type="float">
            <text:p>36.323</text:p>
          </table:table-cell>
          <table:table-cell table:style-name="ce11" office:value-type="float" office:value="19794750" calcext:value-type="float">
            <text:p>19.795</text:p>
          </table:table-cell>
          <table:table-cell table:style-name="ce11" office:value-type="float" office:value="42341525" calcext:value-type="float">
            <text:p>42.342</text:p>
          </table:table-cell>
          <table:table-cell table:style-name="ce11" office:value-type="float" office:value="20833575" calcext:value-type="float">
            <text:p>20.834</text:p>
          </table:table-cell>
          <table:table-cell table:style-name="ce11" office:value-type="float" office:value="36323177" calcext:value-type="float">
            <text:p>36.323</text:p>
          </table:table-cell>
          <table:table-cell table:style-name="ce11" office:value-type="float" office:value="19794750" calcext:value-type="float">
            <text:p>19.795</text:p>
          </table:table-cell>
          <table:table-cell table:style-name="ce11" office:value-type="float" office:value="6018348" calcext:value-type="float">
            <text:p>6.018</text:p>
          </table:table-cell>
          <table:table-cell table:style-name="ce11" office:value-type="float" office:value="1038825" calcext:value-type="float">
            <text:p>1.039</text:p>
          </table:table-cell>
          <table:table-cell table:style-name="ce11" office:value-type="float" office:value="36209422" calcext:value-type="float">
            <text:p>36.209</text:p>
          </table:table-cell>
          <table:table-cell table:style-name="ce11" office:value-type="float" office:value="19747200" calcext:value-type="float">
            <text:p>19.747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6_S1_L001</text:p>
          </table:table-cell>
          <table:table-cell office:value-type="string" calcext:value-type="string">
            <text:p>mRNA_qiagen</text:p>
          </table:table-cell>
          <table:table-cell office:value-type="string" calcext:value-type="string">
            <text:p>globin &amp; human rRNA</text:p>
          </table:table-cell>
          <table:table-cell office:value-type="string" calcext:value-type="string">
            <text:p>nofilter</text:p>
          </table:table-cell>
          <table:table-cell table:style-name="ce2" office:value-type="float" office:value="63367108" calcext:value-type="float">
            <text:p>63.367</text:p>
          </table:table-cell>
          <table:table-cell table:style-name="ce2" office:value-type="float" office:value="14234338" calcext:value-type="float">
            <text:p>14.234</text:p>
          </table:table-cell>
          <table:table-cell table:style-name="ce4" table:formula="of:=1 - [.F7]/[.E7]" office:value-type="percentage" office:value="0.775367087922018" calcext:value-type="percentage">
            <text:p>77.5%</text:p>
          </table:table-cell>
          <table:table-cell table:style-name="ce2" office:value-type="float" office:value="10479181" calcext:value-type="float">
            <text:p>10.479</text:p>
          </table:table-cell>
          <table:table-cell table:formula="of:=[.H7]/[.F7]" office:value-type="percentage" office:value="0.73619026048138" calcext:value-type="percentage">
            <text:p>73.6%</text:p>
          </table:table-cell>
          <table:table-cell table:style-name="ce2" office:value-type="float" office:value="638761" calcext:value-type="float">
            <text:p>0.639</text:p>
          </table:table-cell>
          <table:table-cell table:style-name="ce4" table:formula="of:=[.J7]/[.F7]" office:value-type="percentage" office:value="0.0448746545150185" calcext:value-type="percentage">
            <text:p>4.5%</text:p>
          </table:table-cell>
          <table:table-cell table:style-name="ce2" table:formula="of:=[.AF7]/2" office:value-type="float" office:value="14388935.5" calcext:value-type="float">
            <text:p>14.389</text:p>
          </table:table-cell>
          <table:table-cell table:style-name="ce2" table:formula="of:=[.AG7]/2" office:value-type="float" office:value="754103" calcext:value-type="float">
            <text:p>0.754</text:p>
          </table:table-cell>
          <table:table-cell table:style-name="ce2" table:formula="of:=[.AH7]/2" office:value-type="float" office:value="11719649" calcext:value-type="float">
            <text:p>11.720</text:p>
          </table:table-cell>
          <table:table-cell table:style-name="ce2" table:formula="of:=[.AI7]/2" office:value-type="float" office:value="659572" calcext:value-type="float">
            <text:p>0.660</text:p>
          </table:table-cell>
          <table:table-cell table:style-name="ce2" table:formula="of:=[.AJ7]/2" office:value-type="float" office:value="2669286.5" calcext:value-type="float">
            <text:p>2.669</text:p>
          </table:table-cell>
          <table:table-cell table:style-name="ce2" table:formula="of:=[.AK7]/2" office:value-type="float" office:value="94531" calcext:value-type="float">
            <text:p>0.095</text:p>
          </table:table-cell>
          <table:table-cell table:style-name="ce2" table:formula="of:=[.AL7]/2" office:value-type="float" office:value="11680489" calcext:value-type="float">
            <text:p>11.680</text:p>
          </table:table-cell>
          <table:table-cell table:style-name="ce2" table:formula="of:=[.AM7]/2" office:value-type="float" office:value="657116" calcext:value-type="float">
            <text:p>0.657</text:p>
          </table:table-cell>
          <table:table-cell table:style-name="ce2" table:formula="of:=[.AD7]/2" office:value-type="float" office:value="11719649" calcext:value-type="float">
            <text:p>11.720</text:p>
          </table:table-cell>
          <table:table-cell table:style-name="ce4" table:formula="of:=[.T7]/[.F7]" office:value-type="percentage" office:value="0.823336427728497" calcext:value-type="percentage">
            <text:p>82.3%</text:p>
          </table:table-cell>
          <table:table-cell table:style-name="ce2" table:formula="of:=[.AE7]/2" office:value-type="float" office:value="659572" calcext:value-type="float">
            <text:p>0.660</text:p>
          </table:table-cell>
          <table:table-cell table:style-name="ce4" table:formula="of:=[.V7]/[.F7]" office:value-type="percentage" office:value="0.0463366824646148" calcext:value-type="percentage">
            <text:p>4.6%</text:p>
          </table:table-cell>
          <table:table-cell table:style-name="ce7" office:value-type="float" office:value="18697" calcext:value-type="float">
            <text:p>18697</text:p>
          </table:table-cell>
          <table:table-cell table:style-name="ce7" office:value-type="float" office:value="3593" calcext:value-type="float">
            <text:p>3593</text:p>
          </table:table-cell>
          <table:table-cell table:style-name="ce4" table:formula="of:=[$Sheet1.$Y7]/([.$Z$32])" office:value-type="percentage" office:value="0.698076549446279" calcext:value-type="percentage">
            <text:p>69.8%</text:p>
          </table:table-cell>
          <table:table-cell table:style-name="ce2" office:value-type="float" office:value="8903155" calcext:value-type="float">
            <text:p>8.903</text:p>
          </table:table-cell>
          <table:table-cell table:style-name="ce2" office:value-type="float" office:value="232640" calcext:value-type="float">
            <text:p>0.233</text:p>
          </table:table-cell>
          <table:table-cell table:style-name="ce4" office:value-type="percentage" office:value="0.00999" calcext:value-type="percentage">
            <text:p>1.0%</text:p>
          </table:table-cell>
          <table:table-cell table:style-name="ce11" office:value-type="float" office:value="23439298" calcext:value-type="float">
            <text:p>23.439</text:p>
          </table:table-cell>
          <table:table-cell table:style-name="ce11" office:value-type="float" office:value="1319144" calcext:value-type="float">
            <text:p>1.319</text:p>
          </table:table-cell>
          <table:table-cell table:style-name="ce11" office:value-type="float" office:value="28777871" calcext:value-type="float">
            <text:p>28.778</text:p>
          </table:table-cell>
          <table:table-cell table:style-name="ce11" office:value-type="float" office:value="1508206" calcext:value-type="float">
            <text:p>1.508</text:p>
          </table:table-cell>
          <table:table-cell table:style-name="ce11" office:value-type="float" office:value="23439298" calcext:value-type="float">
            <text:p>23.439</text:p>
          </table:table-cell>
          <table:table-cell table:style-name="ce11" office:value-type="float" office:value="1319144" calcext:value-type="float">
            <text:p>1.319</text:p>
          </table:table-cell>
          <table:table-cell table:style-name="ce11" office:value-type="float" office:value="5338573" calcext:value-type="float">
            <text:p>5.339</text:p>
          </table:table-cell>
          <table:table-cell table:style-name="ce11" office:value-type="float" office:value="189062" calcext:value-type="float">
            <text:p>0.189</text:p>
          </table:table-cell>
          <table:table-cell table:style-name="ce11" office:value-type="float" office:value="23360978" calcext:value-type="float">
            <text:p>23.361</text:p>
          </table:table-cell>
          <table:table-cell table:style-name="ce11" office:value-type="float" office:value="1314232" calcext:value-type="float">
            <text:p>1.314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7_S1_L001</text:p>
          </table:table-cell>
          <table:table-cell office:value-type="string" calcext:value-type="string">
            <text:p>tRNA_qiagen</text:p>
          </table:table-cell>
          <table:table-cell office:value-type="string" calcext:value-type="string">
            <text:p>globin &amp; human rRNA</text:p>
          </table:table-cell>
          <table:table-cell office:value-type="string" calcext:value-type="string">
            <text:p>nofilter</text:p>
          </table:table-cell>
          <table:table-cell table:style-name="ce2" office:value-type="float" office:value="78579762" calcext:value-type="float">
            <text:p>78.580</text:p>
          </table:table-cell>
          <table:table-cell table:style-name="ce2" office:value-type="float" office:value="63353720" calcext:value-type="float">
            <text:p>63.354</text:p>
          </table:table-cell>
          <table:table-cell table:style-name="ce4" table:formula="of:=1 - [.F8]/[.E8]" office:value-type="percentage" office:value="0.193765437976257" calcext:value-type="percentage">
            <text:p>19.4%</text:p>
          </table:table-cell>
          <table:table-cell table:style-name="ce2" office:value-type="float" office:value="40815204" calcext:value-type="float">
            <text:p>40.815</text:p>
          </table:table-cell>
          <table:table-cell table:formula="of:=[.H8]/[.F8]" office:value-type="percentage" office:value="0.644243210974825" calcext:value-type="percentage">
            <text:p>64.4%</text:p>
          </table:table-cell>
          <table:table-cell table:style-name="ce2" office:value-type="float" office:value="4354717" calcext:value-type="float">
            <text:p>4.355</text:p>
          </table:table-cell>
          <table:table-cell table:style-name="ce4" table:formula="of:=[.J8]/[.F8]" office:value-type="percentage" office:value="0.0687365635356535" calcext:value-type="percentage">
            <text:p>6.9%</text:p>
          </table:table-cell>
          <table:table-cell table:style-name="ce2" table:formula="of:=[.AF8]/2" office:value-type="float" office:value="86391165" calcext:value-type="float">
            <text:p>86.391</text:p>
          </table:table-cell>
          <table:table-cell table:style-name="ce2" table:formula="of:=[.AG8]/2" office:value-type="float" office:value="26579499.5" calcext:value-type="float">
            <text:p>26.579</text:p>
          </table:table-cell>
          <table:table-cell table:style-name="ce2" table:formula="of:=[.AH8]/2" office:value-type="float" office:value="57156129" calcext:value-type="float">
            <text:p>57.156</text:p>
          </table:table-cell>
          <table:table-cell table:style-name="ce2" table:formula="of:=[.AI8]/2" office:value-type="float" office:value="15342928.5" calcext:value-type="float">
            <text:p>15.343</text:p>
          </table:table-cell>
          <table:table-cell table:style-name="ce2" table:formula="of:=[.AJ8]/2" office:value-type="float" office:value="29235036" calcext:value-type="float">
            <text:p>29.235</text:p>
          </table:table-cell>
          <table:table-cell table:style-name="ce2" table:formula="of:=[.AK8]/2" office:value-type="float" office:value="11236571" calcext:value-type="float">
            <text:p>11.237</text:p>
          </table:table-cell>
          <table:table-cell table:style-name="ce2" table:formula="of:=[.AL8]/2" office:value-type="float" office:value="56994704" calcext:value-type="float">
            <text:p>56.995</text:p>
          </table:table-cell>
          <table:table-cell table:style-name="ce2" table:formula="of:=[.AM8]/2" office:value-type="float" office:value="15304149" calcext:value-type="float">
            <text:p>15.304</text:p>
          </table:table-cell>
          <table:table-cell table:style-name="ce2" table:formula="of:=[.AD8]/2" office:value-type="float" office:value="57156129" calcext:value-type="float">
            <text:p>57.156</text:p>
          </table:table-cell>
          <table:table-cell table:style-name="ce4" table:formula="of:=[.T8]/[.F8]" office:value-type="percentage" office:value="0.902174789420416" calcext:value-type="percentage">
            <text:p>90.2%</text:p>
          </table:table-cell>
          <table:table-cell table:style-name="ce2" table:formula="of:=[.AE8]/2" office:value-type="float" office:value="15342928.5" calcext:value-type="float">
            <text:p>15.343</text:p>
          </table:table-cell>
          <table:table-cell table:style-name="ce4" table:formula="of:=[.V8]/[.F8]" office:value-type="percentage" office:value="0.242178809705255" calcext:value-type="percentage">
            <text:p>24.2%</text:p>
          </table:table-cell>
          <table:table-cell table:style-name="ce7" office:value-type="float" office:value="22403" calcext:value-type="float">
            <text:p>22403</text:p>
          </table:table-cell>
          <table:table-cell table:style-name="ce7" office:value-type="float" office:value="4182" calcext:value-type="float">
            <text:p>4182</text:p>
          </table:table-cell>
          <table:table-cell table:style-name="ce4" table:formula="of:=[$Sheet1.$Y8]/([.$Z$32])" office:value-type="percentage" office:value="0.81251214299592" calcext:value-type="percentage">
            <text:p>81.3%</text:p>
          </table:table-cell>
          <table:table-cell table:style-name="ce2" office:value-type="float" office:value="34102029" calcext:value-type="float">
            <text:p>34.102</text:p>
          </table:table-cell>
          <table:table-cell table:style-name="ce2" office:value-type="float" office:value="14320126" calcext:value-type="float">
            <text:p>14.320</text:p>
          </table:table-cell>
          <table:table-cell table:style-name="ce4" office:value-type="percentage" office:value="0.192" calcext:value-type="percentage">
            <text:p>19.2%</text:p>
          </table:table-cell>
          <table:table-cell table:style-name="ce11" office:value-type="float" office:value="114312258" calcext:value-type="float">
            <text:p>114.312</text:p>
          </table:table-cell>
          <table:table-cell table:style-name="ce11" office:value-type="float" office:value="30685857" calcext:value-type="float">
            <text:p>30.686</text:p>
          </table:table-cell>
          <table:table-cell table:style-name="ce11" office:value-type="float" office:value="172782330" calcext:value-type="float">
            <text:p>172.782</text:p>
          </table:table-cell>
          <table:table-cell table:style-name="ce11" office:value-type="float" office:value="53158999" calcext:value-type="float">
            <text:p>53.159</text:p>
          </table:table-cell>
          <table:table-cell table:style-name="ce11" office:value-type="float" office:value="114312258" calcext:value-type="float">
            <text:p>114.312</text:p>
          </table:table-cell>
          <table:table-cell table:style-name="ce11" office:value-type="float" office:value="30685857" calcext:value-type="float">
            <text:p>30.686</text:p>
          </table:table-cell>
          <table:table-cell table:style-name="ce11" office:value-type="float" office:value="58470072" calcext:value-type="float">
            <text:p>58.470</text:p>
          </table:table-cell>
          <table:table-cell table:style-name="ce11" office:value-type="float" office:value="22473142" calcext:value-type="float">
            <text:p>22.473</text:p>
          </table:table-cell>
          <table:table-cell table:style-name="ce11" office:value-type="float" office:value="113989408" calcext:value-type="float">
            <text:p>113.989</text:p>
          </table:table-cell>
          <table:table-cell table:style-name="ce11" office:value-type="float" office:value="30608298" calcext:value-type="float">
            <text:p>30.608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8_S1_L001</text:p>
          </table:table-cell>
          <table:table-cell office:value-type="string" calcext:value-type="string">
            <text:p>tRNA_qiagen</text:p>
          </table:table-cell>
          <table:table-cell office:value-type="string" calcext:value-type="string">
            <text:p>globin &amp; human rRNA</text:p>
          </table:table-cell>
          <table:table-cell office:value-type="string" calcext:value-type="string">
            <text:p>centpip</text:p>
          </table:table-cell>
          <table:table-cell table:style-name="ce2" office:value-type="float" office:value="54697456" calcext:value-type="float">
            <text:p>54.697</text:p>
          </table:table-cell>
          <table:table-cell table:style-name="ce2" office:value-type="float" office:value="41158601" calcext:value-type="float">
            <text:p>41.159</text:p>
          </table:table-cell>
          <table:table-cell table:style-name="ce4" table:formula="of:=1 - [.F9]/[.E9]" office:value-type="percentage" office:value="0.247522572164965" calcext:value-type="percentage">
            <text:p>24.8%</text:p>
          </table:table-cell>
          <table:table-cell table:style-name="ce2" office:value-type="float" office:value="23475952" calcext:value-type="float">
            <text:p>23.476</text:p>
          </table:table-cell>
          <table:table-cell table:formula="of:=[.H9]/[.F9]" office:value-type="percentage" office:value="0.570377792967259" calcext:value-type="percentage">
            <text:p>57.0%</text:p>
          </table:table-cell>
          <table:table-cell table:style-name="ce2" office:value-type="float" office:value="4015183" calcext:value-type="float">
            <text:p>4.015</text:p>
          </table:table-cell>
          <table:table-cell table:style-name="ce4" table:formula="of:=[.J9]/[.F9]" office:value-type="percentage" office:value="0.097553923176349" calcext:value-type="percentage">
            <text:p>9.8%</text:p>
          </table:table-cell>
          <table:table-cell table:style-name="ce2" table:formula="of:=[.AF9]/2" office:value-type="float" office:value="59594854.5" calcext:value-type="float">
            <text:p>59.595</text:p>
          </table:table-cell>
          <table:table-cell table:style-name="ce2" table:formula="of:=[.AG9]/2" office:value-type="float" office:value="25303602" calcext:value-type="float">
            <text:p>25.304</text:p>
          </table:table-cell>
          <table:table-cell table:style-name="ce2" table:formula="of:=[.AH9]/2" office:value-type="float" office:value="37493539.5" calcext:value-type="float">
            <text:p>37.494</text:p>
          </table:table-cell>
          <table:table-cell table:style-name="ce2" table:formula="of:=[.AI9]/2" office:value-type="float" office:value="14546641.5" calcext:value-type="float">
            <text:p>14.547</text:p>
          </table:table-cell>
          <table:table-cell table:style-name="ce2" table:formula="of:=[.AJ9]/2" office:value-type="float" office:value="22101315" calcext:value-type="float">
            <text:p>22.101</text:p>
          </table:table-cell>
          <table:table-cell table:style-name="ce2" table:formula="of:=[.AK9]/2" office:value-type="float" office:value="10756960.5" calcext:value-type="float">
            <text:p>10.757</text:p>
          </table:table-cell>
          <table:table-cell table:style-name="ce2" table:formula="of:=[.AL9]/2" office:value-type="float" office:value="37417548" calcext:value-type="float">
            <text:p>37.418</text:p>
          </table:table-cell>
          <table:table-cell table:style-name="ce2" table:formula="of:=[.AM9]/2" office:value-type="float" office:value="14524257" calcext:value-type="float">
            <text:p>14.524</text:p>
          </table:table-cell>
          <table:table-cell table:style-name="ce2" table:formula="of:=[.AD9]/2" office:value-type="float" office:value="37493539.5" calcext:value-type="float">
            <text:p>37.494</text:p>
          </table:table-cell>
          <table:table-cell table:style-name="ce4" table:formula="of:=[.T9]/[.F9]" office:value-type="percentage" office:value="0.910952719214144" calcext:value-type="percentage">
            <text:p>91.1%</text:p>
          </table:table-cell>
          <table:table-cell table:style-name="ce2" table:formula="of:=[.AE9]/2" office:value-type="float" office:value="14546641.5" calcext:value-type="float">
            <text:p>14.547</text:p>
          </table:table-cell>
          <table:table-cell table:style-name="ce4" table:formula="of:=[.V9]/[.F9]" office:value-type="percentage" office:value="0.353428958870589" calcext:value-type="percentage">
            <text:p>35.3%</text:p>
          </table:table-cell>
          <table:table-cell table:style-name="ce7" office:value-type="float" office:value="20137" calcext:value-type="float">
            <text:p>20137</text:p>
          </table:table-cell>
          <table:table-cell table:style-name="ce7" office:value-type="float" office:value="4144" calcext:value-type="float">
            <text:p>4144</text:p>
          </table:table-cell>
          <table:table-cell table:style-name="ce4" table:formula="of:=[$Sheet1.$Y9]/([.$Z$32])" office:value-type="percentage" office:value="0.805129201476588" calcext:value-type="percentage">
            <text:p>80.5%</text:p>
          </table:table-cell>
          <table:table-cell table:style-name="ce2" office:value-type="float" office:value="26530404" calcext:value-type="float">
            <text:p>26.530</text:p>
          </table:table-cell>
          <table:table-cell table:style-name="ce2" office:value-type="float" office:value="13637513" calcext:value-type="float">
            <text:p>13.638</text:p>
          </table:table-cell>
          <table:table-cell table:style-name="ce4" office:value-type="percentage" office:value="0.261" calcext:value-type="percentage">
            <text:p>26.1%</text:p>
          </table:table-cell>
          <table:table-cell table:style-name="ce11" office:value-type="float" office:value="74987079" calcext:value-type="float">
            <text:p>74.987</text:p>
          </table:table-cell>
          <table:table-cell table:style-name="ce11" office:value-type="float" office:value="29093283" calcext:value-type="float">
            <text:p>29.093</text:p>
          </table:table-cell>
          <table:table-cell table:style-name="ce11" office:value-type="float" office:value="119189709" calcext:value-type="float">
            <text:p>119.190</text:p>
          </table:table-cell>
          <table:table-cell table:style-name="ce11" office:value-type="float" office:value="50607204" calcext:value-type="float">
            <text:p>50.607</text:p>
          </table:table-cell>
          <table:table-cell table:style-name="ce11" office:value-type="float" office:value="74987079" calcext:value-type="float">
            <text:p>74.987</text:p>
          </table:table-cell>
          <table:table-cell table:style-name="ce11" office:value-type="float" office:value="29093283" calcext:value-type="float">
            <text:p>29.093</text:p>
          </table:table-cell>
          <table:table-cell table:style-name="ce11" office:value-type="float" office:value="44202630" calcext:value-type="float">
            <text:p>44.203</text:p>
          </table:table-cell>
          <table:table-cell table:style-name="ce11" office:value-type="float" office:value="21513921" calcext:value-type="float">
            <text:p>21.514</text:p>
          </table:table-cell>
          <table:table-cell table:style-name="ce11" office:value-type="float" office:value="74835096" calcext:value-type="float">
            <text:p>74.835</text:p>
          </table:table-cell>
          <table:table-cell table:style-name="ce11" office:value-type="float" office:value="29048514" calcext:value-type="float">
            <text:p>29.049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09_S1_L001</text:p>
          </table:table-cell>
          <table:table-cell office:value-type="string" calcext:value-type="string">
            <text:p>tRNA_qiagen</text:p>
          </table:table-cell>
          <table:table-cell office:value-type="string" calcext:value-type="string">
            <text:p>globin &amp; human rRNA</text:p>
          </table:table-cell>
          <table:table-cell office:value-type="string" calcext:value-type="string">
            <text:p>plasmo</text:p>
          </table:table-cell>
          <table:table-cell table:style-name="ce2" office:value-type="float" office:value="71054075" calcext:value-type="float">
            <text:p>71.054</text:p>
          </table:table-cell>
          <table:table-cell table:style-name="ce2" office:value-type="float" office:value="53537181" calcext:value-type="float">
            <text:p>53.537</text:p>
          </table:table-cell>
          <table:table-cell table:style-name="ce4" table:formula="of:=1 - [.F10]/[.E10]" office:value-type="percentage" office:value="0.246529055511595" calcext:value-type="percentage">
            <text:p>24.7%</text:p>
          </table:table-cell>
          <table:table-cell table:style-name="ce2" office:value-type="float" office:value="20250706" calcext:value-type="float">
            <text:p>20.251</text:p>
          </table:table-cell>
          <table:table-cell table:formula="of:=[.H10]/[.F10]" office:value-type="percentage" office:value="0.37825499254434" calcext:value-type="percentage">
            <text:p>37.8%</text:p>
          </table:table-cell>
          <table:table-cell table:style-name="ce2" office:value-type="float" office:value="10645132" calcext:value-type="float">
            <text:p>10.645</text:p>
          </table:table-cell>
          <table:table-cell table:style-name="ce4" table:formula="of:=[.J10]/[.F10]" office:value-type="percentage" office:value="0.198836244291607" calcext:value-type="percentage">
            <text:p>19.9%</text:p>
          </table:table-cell>
          <table:table-cell table:style-name="ce2" table:formula="of:=[.AF10]/2" office:value-type="float" office:value="84200170" calcext:value-type="float">
            <text:p>84.200</text:p>
          </table:table-cell>
          <table:table-cell table:style-name="ce2" table:formula="of:=[.AG10]/2" office:value-type="float" office:value="63604390.5" calcext:value-type="float">
            <text:p>63.604</text:p>
          </table:table-cell>
          <table:table-cell table:style-name="ce2" table:formula="of:=[.AH10]/2" office:value-type="float" office:value="48896840" calcext:value-type="float">
            <text:p>48.897</text:p>
          </table:table-cell>
          <table:table-cell table:style-name="ce2" table:formula="of:=[.AI10]/2" office:value-type="float" office:value="36722411" calcext:value-type="float">
            <text:p>36.722</text:p>
          </table:table-cell>
          <table:table-cell table:style-name="ce2" table:formula="of:=[.AJ10]/2" office:value-type="float" office:value="35303330" calcext:value-type="float">
            <text:p>35.303</text:p>
          </table:table-cell>
          <table:table-cell table:style-name="ce2" table:formula="of:=[.AK10]/2" office:value-type="float" office:value="26881979.5" calcext:value-type="float">
            <text:p>26.882</text:p>
          </table:table-cell>
          <table:table-cell table:style-name="ce2" table:formula="of:=[.AL10]/2" office:value-type="float" office:value="48762082" calcext:value-type="float">
            <text:p>48.762</text:p>
          </table:table-cell>
          <table:table-cell table:style-name="ce2" table:formula="of:=[.AM10]/2" office:value-type="float" office:value="36638885" calcext:value-type="float">
            <text:p>36.639</text:p>
          </table:table-cell>
          <table:table-cell table:style-name="ce2" table:formula="of:=[.AD10]/2" office:value-type="float" office:value="48896840" calcext:value-type="float">
            <text:p>48.897</text:p>
          </table:table-cell>
          <table:table-cell table:style-name="ce4" table:formula="of:=[.T10]/[.F10]" office:value-type="percentage" office:value="0.913324890976236" calcext:value-type="percentage">
            <text:p>91.3%</text:p>
          </table:table-cell>
          <table:table-cell table:style-name="ce2" table:formula="of:=[.AE10]/2" office:value-type="float" office:value="36722411" calcext:value-type="float">
            <text:p>36.722</text:p>
          </table:table-cell>
          <table:table-cell table:style-name="ce4" table:formula="of:=[.V10]/[.F10]" office:value-type="percentage" office:value="0.685923508000916" calcext:value-type="percentage">
            <text:p>68.6%</text:p>
          </table:table-cell>
          <table:table-cell table:style-name="ce7" office:value-type="float" office:value="17244" calcext:value-type="float">
            <text:p>17244</text:p>
          </table:table-cell>
          <table:table-cell table:style-name="ce7" office:value-type="float" office:value="4548" calcext:value-type="float">
            <text:p>4548</text:p>
          </table:table-cell>
          <table:table-cell table:style-name="ce4" table:formula="of:=[$Sheet1.$Y10]/([.$Z$32])" office:value-type="percentage" office:value="0.883621527103167" calcext:value-type="percentage">
            <text:p>88.4%</text:p>
          </table:table-cell>
          <table:table-cell table:style-name="ce2" office:value-type="float" office:value="43610258" calcext:value-type="float">
            <text:p>43.610</text:p>
          </table:table-cell>
          <table:table-cell table:style-name="ce2" office:value-type="float" office:value="34289699" calcext:value-type="float">
            <text:p>34.290</text:p>
          </table:table-cell>
          <table:table-cell table:style-name="ce4" office:value-type="percentage" office:value="0.507" calcext:value-type="percentage">
            <text:p>50.7%</text:p>
          </table:table-cell>
          <table:table-cell table:style-name="ce11" office:value-type="float" office:value="97793680" calcext:value-type="float">
            <text:p>97.794</text:p>
          </table:table-cell>
          <table:table-cell table:style-name="ce11" office:value-type="float" office:value="73444822" calcext:value-type="float">
            <text:p>73.445</text:p>
          </table:table-cell>
          <table:table-cell table:style-name="ce11" office:value-type="float" office:value="168400340" calcext:value-type="float">
            <text:p>168.400</text:p>
          </table:table-cell>
          <table:table-cell table:style-name="ce11" office:value-type="float" office:value="127208781" calcext:value-type="float">
            <text:p>127.209</text:p>
          </table:table-cell>
          <table:table-cell table:style-name="ce11" office:value-type="float" office:value="97793680" calcext:value-type="float">
            <text:p>97.794</text:p>
          </table:table-cell>
          <table:table-cell table:style-name="ce11" office:value-type="float" office:value="73444822" calcext:value-type="float">
            <text:p>73.445</text:p>
          </table:table-cell>
          <table:table-cell table:style-name="ce11" office:value-type="float" office:value="70606660" calcext:value-type="float">
            <text:p>70.607</text:p>
          </table:table-cell>
          <table:table-cell table:style-name="ce11" office:value-type="float" office:value="53763959" calcext:value-type="float">
            <text:p>53.764</text:p>
          </table:table-cell>
          <table:table-cell table:style-name="ce11" office:value-type="float" office:value="97524164" calcext:value-type="float">
            <text:p>97.524</text:p>
          </table:table-cell>
          <table:table-cell table:style-name="ce11" office:value-type="float" office:value="73277770" calcext:value-type="float">
            <text:p>73.278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0_S1_L001</text:p>
          </table:table-cell>
          <table:table-cell office:value-type="string" calcext:value-type="string">
            <text:p>tRNA_qiagen</text:p>
          </table:table-cell>
          <table:table-cell office:value-type="string" calcext:value-type="string">
            <text:p>globin &amp; human rRNA</text:p>
          </table:table-cell>
          <table:table-cell office:value-type="string" calcext:value-type="string">
            <text:p>pmacs</text:p>
          </table:table-cell>
          <table:table-cell table:style-name="ce2" office:value-type="float" office:value="67630514" calcext:value-type="float">
            <text:p>67.631</text:p>
          </table:table-cell>
          <table:table-cell table:style-name="ce2" office:value-type="float" office:value="54873015" calcext:value-type="float">
            <text:p>54.873</text:p>
          </table:table-cell>
          <table:table-cell table:style-name="ce4" table:formula="of:=1 - [.F11]/[.E11]" office:value-type="percentage" office:value="0.188635251241769" calcext:value-type="percentage">
            <text:p>18.9%</text:p>
          </table:table-cell>
          <table:table-cell table:style-name="ce2" office:value-type="float" office:value="21286440" calcext:value-type="float">
            <text:p>21.286</text:p>
          </table:table-cell>
          <table:table-cell table:formula="of:=[.H11]/[.F11]" office:value-type="percentage" office:value="0.38792182277573" calcext:value-type="percentage">
            <text:p>38.8%</text:p>
          </table:table-cell>
          <table:table-cell table:style-name="ce2" office:value-type="float" office:value="13024228" calcext:value-type="float">
            <text:p>13.024</text:p>
          </table:table-cell>
          <table:table-cell table:style-name="ce4" table:formula="of:=[.J11]/[.F11]" office:value-type="percentage" office:value="0.237352148410289" calcext:value-type="percentage">
            <text:p>23.7%</text:p>
          </table:table-cell>
          <table:table-cell table:style-name="ce2" table:formula="of:=[.AF11]/2" office:value-type="float" office:value="86532062" calcext:value-type="float">
            <text:p>86.532</text:p>
          </table:table-cell>
          <table:table-cell table:style-name="ce2" table:formula="of:=[.AG11]/2" office:value-type="float" office:value="69972188.5" calcext:value-type="float">
            <text:p>69.972</text:p>
          </table:table-cell>
          <table:table-cell table:style-name="ce2" table:formula="of:=[.AH11]/2" office:value-type="float" office:value="51196041.5" calcext:value-type="float">
            <text:p>51.196</text:p>
          </table:table-cell>
          <table:table-cell table:style-name="ce2" table:formula="of:=[.AI11]/2" office:value-type="float" office:value="41133164.5" calcext:value-type="float">
            <text:p>41.133</text:p>
          </table:table-cell>
          <table:table-cell table:style-name="ce2" table:formula="of:=[.AJ11]/2" office:value-type="float" office:value="35336020.5" calcext:value-type="float">
            <text:p>35.336</text:p>
          </table:table-cell>
          <table:table-cell table:style-name="ce2" table:formula="of:=[.AK11]/2" office:value-type="float" office:value="28839024" calcext:value-type="float">
            <text:p>28.839</text:p>
          </table:table-cell>
          <table:table-cell table:style-name="ce2" table:formula="of:=[.AL11]/2" office:value-type="float" office:value="51049960" calcext:value-type="float">
            <text:p>51.050</text:p>
          </table:table-cell>
          <table:table-cell table:style-name="ce2" table:formula="of:=[.AM11]/2" office:value-type="float" office:value="41025683" calcext:value-type="float">
            <text:p>41.026</text:p>
          </table:table-cell>
          <table:table-cell table:style-name="ce2" table:formula="of:=[.AD11]/2" office:value-type="float" office:value="51196041.5" calcext:value-type="float">
            <text:p>51.196</text:p>
          </table:table-cell>
          <table:table-cell table:style-name="ce4" table:formula="of:=[.T11]/[.F11]" office:value-type="percentage" office:value="0.932991225286236" calcext:value-type="percentage">
            <text:p>93.3%</text:p>
          </table:table-cell>
          <table:table-cell table:style-name="ce2" table:formula="of:=[.AE11]/2" office:value-type="float" office:value="41133164.5" calcext:value-type="float">
            <text:p>41.133</text:p>
          </table:table-cell>
          <table:table-cell table:style-name="ce4" table:formula="of:=[.V11]/[.F11]" office:value-type="percentage" office:value="0.749606423120727" calcext:value-type="percentage">
            <text:p>75.0%</text:p>
          </table:table-cell>
          <table:table-cell table:style-name="ce7" office:value-type="float" office:value="16876" calcext:value-type="float">
            <text:p>16876</text:p>
          </table:table-cell>
          <table:table-cell table:style-name="ce7" office:value-type="float" office:value="4727" calcext:value-type="float">
            <text:p>4727</text:p>
          </table:table-cell>
          <table:table-cell table:style-name="ce4" table:formula="of:=[$Sheet1.$Y11]/([.$Z$32])" office:value-type="percentage" office:value="0.918399067417913" calcext:value-type="percentage">
            <text:p>91.8%</text:p>
          </table:table-cell>
          <table:table-cell table:style-name="ce2" office:value-type="float" office:value="45326671" calcext:value-type="float">
            <text:p>45.327</text:p>
          </table:table-cell>
          <table:table-cell table:style-name="ce2" office:value-type="float" office:value="37905536" calcext:value-type="float">
            <text:p>37.906</text:p>
          </table:table-cell>
          <table:table-cell table:style-name="ce4" office:value-type="percentage" office:value="0.594" calcext:value-type="percentage">
            <text:p>59.4%</text:p>
          </table:table-cell>
          <table:table-cell table:style-name="ce11" office:value-type="float" office:value="102392083" calcext:value-type="float">
            <text:p>102.392</text:p>
          </table:table-cell>
          <table:table-cell table:style-name="ce11" office:value-type="float" office:value="82266329" calcext:value-type="float">
            <text:p>82.266</text:p>
          </table:table-cell>
          <table:table-cell table:style-name="ce11" office:value-type="float" office:value="173064124" calcext:value-type="float">
            <text:p>173.064</text:p>
          </table:table-cell>
          <table:table-cell table:style-name="ce11" office:value-type="float" office:value="139944377" calcext:value-type="float">
            <text:p>139.944</text:p>
          </table:table-cell>
          <table:table-cell table:style-name="ce11" office:value-type="float" office:value="102392083" calcext:value-type="float">
            <text:p>102.392</text:p>
          </table:table-cell>
          <table:table-cell table:style-name="ce11" office:value-type="float" office:value="82266329" calcext:value-type="float">
            <text:p>82.266</text:p>
          </table:table-cell>
          <table:table-cell table:style-name="ce11" office:value-type="float" office:value="70672041" calcext:value-type="float">
            <text:p>70.672</text:p>
          </table:table-cell>
          <table:table-cell table:style-name="ce11" office:value-type="float" office:value="57678048" calcext:value-type="float">
            <text:p>57.678</text:p>
          </table:table-cell>
          <table:table-cell table:style-name="ce11" office:value-type="float" office:value="102099920" calcext:value-type="float">
            <text:p>102.100</text:p>
          </table:table-cell>
          <table:table-cell table:style-name="ce11" office:value-type="float" office:value="82051366" calcext:value-type="float">
            <text:p>82.051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1_S1_L001</text:p>
          </table:table-cell>
          <table:table-cell office:value-type="string" calcext:value-type="string">
            <text:p>tRNA_qiagen</text:p>
          </table:table-cell>
          <table:table-cell office:value-type="string" calcext:value-type="string">
            <text:p>globin &amp; human rRNA</text:p>
          </table:table-cell>
          <table:table-cell office:value-type="string" calcext:value-type="string">
            <text:p>cellulose</text:p>
          </table:table-cell>
          <table:table-cell table:style-name="ce2" office:value-type="float" office:value="70867997" calcext:value-type="float">
            <text:p>70.868</text:p>
          </table:table-cell>
          <table:table-cell table:style-name="ce2" office:value-type="float" office:value="45883750" calcext:value-type="float">
            <text:p>45.884</text:p>
          </table:table-cell>
          <table:table-cell table:style-name="ce4" table:formula="of:=1 - [.F12]/[.E12]" office:value-type="percentage" office:value="0.352546255822639" calcext:value-type="percentage">
            <text:p>35.3%</text:p>
          </table:table-cell>
          <table:table-cell table:style-name="ce2" office:value-type="float" office:value="17445514" calcext:value-type="float">
            <text:p>17.446</text:p>
          </table:table-cell>
          <table:table-cell table:formula="of:=[.H12]/[.F12]" office:value-type="percentage" office:value="0.380211164083145" calcext:value-type="percentage">
            <text:p>38.0%</text:p>
          </table:table-cell>
          <table:table-cell table:style-name="ce2" office:value-type="float" office:value="10763360" calcext:value-type="float">
            <text:p>10.763</text:p>
          </table:table-cell>
          <table:table-cell table:style-name="ce4" table:formula="of:=[.J12]/[.F12]" office:value-type="percentage" office:value="0.234578908655025" calcext:value-type="percentage">
            <text:p>23.5%</text:p>
          </table:table-cell>
          <table:table-cell table:style-name="ce2" table:formula="of:=[.AF12]/2" office:value-type="float" office:value="72038159" calcext:value-type="float">
            <text:p>72.038</text:p>
          </table:table-cell>
          <table:table-cell table:style-name="ce2" table:formula="of:=[.AG12]/2" office:value-type="float" office:value="57299800.5" calcext:value-type="float">
            <text:p>57.300</text:p>
          </table:table-cell>
          <table:table-cell table:style-name="ce2" table:formula="of:=[.AH12]/2" office:value-type="float" office:value="42320233.5" calcext:value-type="float">
            <text:p>42.320</text:p>
          </table:table-cell>
          <table:table-cell table:style-name="ce2" table:formula="of:=[.AI12]/2" office:value-type="float" office:value="33705951" calcext:value-type="float">
            <text:p>33.706</text:p>
          </table:table-cell>
          <table:table-cell table:style-name="ce2" table:formula="of:=[.AJ12]/2" office:value-type="float" office:value="29717925.5" calcext:value-type="float">
            <text:p>29.718</text:p>
          </table:table-cell>
          <table:table-cell table:style-name="ce2" table:formula="of:=[.AK12]/2" office:value-type="float" office:value="23593849.5" calcext:value-type="float">
            <text:p>23.594</text:p>
          </table:table-cell>
          <table:table-cell table:style-name="ce2" table:formula="of:=[.AL12]/2" office:value-type="float" office:value="42211937" calcext:value-type="float">
            <text:p>42.212</text:p>
          </table:table-cell>
          <table:table-cell table:style-name="ce2" table:formula="of:=[.AM12]/2" office:value-type="float" office:value="33630688" calcext:value-type="float">
            <text:p>33.631</text:p>
          </table:table-cell>
          <table:table-cell table:style-name="ce2" table:formula="of:=[.AD12]/2" office:value-type="float" office:value="42320233.5" calcext:value-type="float">
            <text:p>42.320</text:p>
          </table:table-cell>
          <table:table-cell table:style-name="ce4" table:formula="of:=[.T12]/[.F12]" office:value-type="percentage" office:value="0.922335979513444" calcext:value-type="percentage">
            <text:p>92.2%</text:p>
          </table:table-cell>
          <table:table-cell table:style-name="ce2" table:formula="of:=[.AE12]/2" office:value-type="float" office:value="33705951" calcext:value-type="float">
            <text:p>33.706</text:p>
          </table:table-cell>
          <table:table-cell table:style-name="ce4" table:formula="of:=[.V12]/[.F12]" office:value-type="percentage" office:value="0.734594513308088" calcext:value-type="percentage">
            <text:p>73.5%</text:p>
          </table:table-cell>
          <table:table-cell table:style-name="ce7" office:value-type="float" office:value="12302" calcext:value-type="float">
            <text:p>12302</text:p>
          </table:table-cell>
          <table:table-cell table:style-name="ce7" office:value-type="float" office:value="4520" calcext:value-type="float">
            <text:p>4520</text:p>
          </table:table-cell>
          <table:table-cell table:style-name="ce4" table:formula="of:=[$Sheet1.$Y12]/([.$Z$32])" office:value-type="percentage" office:value="0.878181464931028" calcext:value-type="percentage">
            <text:p>87.8%</text:p>
          </table:table-cell>
          <table:table-cell table:style-name="ce2" office:value-type="float" office:value="39091317" calcext:value-type="float">
            <text:p>39.091</text:p>
          </table:table-cell>
          <table:table-cell table:style-name="ce2" office:value-type="float" office:value="31095828" calcext:value-type="float">
            <text:p>31.096</text:p>
          </table:table-cell>
          <table:table-cell table:style-name="ce4" office:value-type="percentage" office:value="0.463" calcext:value-type="percentage">
            <text:p>46.3%</text:p>
          </table:table-cell>
          <table:table-cell table:style-name="ce11" office:value-type="float" office:value="84640467" calcext:value-type="float">
            <text:p>84.640</text:p>
          </table:table-cell>
          <table:table-cell table:style-name="ce11" office:value-type="float" office:value="67411902" calcext:value-type="float">
            <text:p>67.412</text:p>
          </table:table-cell>
          <table:table-cell table:style-name="ce11" office:value-type="float" office:value="144076318" calcext:value-type="float">
            <text:p>144.076</text:p>
          </table:table-cell>
          <table:table-cell table:style-name="ce11" office:value-type="float" office:value="114599601" calcext:value-type="float">
            <text:p>114.600</text:p>
          </table:table-cell>
          <table:table-cell table:style-name="ce11" office:value-type="float" office:value="84640467" calcext:value-type="float">
            <text:p>84.640</text:p>
          </table:table-cell>
          <table:table-cell table:style-name="ce11" office:value-type="float" office:value="67411902" calcext:value-type="float">
            <text:p>67.412</text:p>
          </table:table-cell>
          <table:table-cell table:style-name="ce11" office:value-type="float" office:value="59435851" calcext:value-type="float">
            <text:p>59.436</text:p>
          </table:table-cell>
          <table:table-cell table:style-name="ce11" office:value-type="float" office:value="47187699" calcext:value-type="float">
            <text:p>47.188</text:p>
          </table:table-cell>
          <table:table-cell table:style-name="ce11" office:value-type="float" office:value="84423874" calcext:value-type="float">
            <text:p>84.424</text:p>
          </table:table-cell>
          <table:table-cell table:style-name="ce11" office:value-type="float" office:value="67261376" calcext:value-type="float">
            <text:p>67.261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2_S1_L001</text:p>
          </table:table-cell>
          <table:table-cell office:value-type="string" calcext:value-type="string">
            <text:p>mRNA_illum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filter</text:p>
          </table:table-cell>
          <table:table-cell table:style-name="ce2" office:value-type="float" office:value="45745017" calcext:value-type="float">
            <text:p>45.745</text:p>
          </table:table-cell>
          <table:table-cell table:style-name="ce2" office:value-type="float" office:value="44666116" calcext:value-type="float">
            <text:p>44.666</text:p>
          </table:table-cell>
          <table:table-cell table:style-name="ce4" table:formula="of:=1 - [.F13]/[.E13]" office:value-type="percentage" office:value="0.0235851043622959" calcext:value-type="percentage">
            <text:p>2.4%</text:p>
          </table:table-cell>
          <table:table-cell table:style-name="ce2" office:value-type="float" office:value="27088038" calcext:value-type="float">
            <text:p>27.088</text:p>
          </table:table-cell>
          <table:table-cell table:formula="of:=[.H13]/[.F13]" office:value-type="percentage" office:value="0.606456088548196" calcext:value-type="percentage">
            <text:p>60.6%</text:p>
          </table:table-cell>
          <table:table-cell table:style-name="ce2" office:value-type="float" office:value="670553" calcext:value-type="float">
            <text:p>0.671</text:p>
          </table:table-cell>
          <table:table-cell table:style-name="ce4" table:formula="of:=[.J13]/[.F13]" office:value-type="percentage" office:value="0.0150125656773022" calcext:value-type="percentage">
            <text:p>1.5%</text:p>
          </table:table-cell>
          <table:table-cell table:style-name="ce2" table:formula="of:=[.AF13]/2" office:value-type="float" office:value="83716701.5" calcext:value-type="float">
            <text:p>83.717</text:p>
          </table:table-cell>
          <table:table-cell table:style-name="ce2" table:formula="of:=[.AG13]/2" office:value-type="float" office:value="746801" calcext:value-type="float">
            <text:p>0.747</text:p>
          </table:table-cell>
          <table:table-cell table:style-name="ce2" table:formula="of:=[.AH13]/2" office:value-type="float" office:value="41077280.5" calcext:value-type="float">
            <text:p>41.077</text:p>
          </table:table-cell>
          <table:table-cell table:style-name="ce2" table:formula="of:=[.AI13]/2" office:value-type="float" office:value="703924.5" calcext:value-type="float">
            <text:p>0.704</text:p>
          </table:table-cell>
          <table:table-cell table:style-name="ce2" table:formula="of:=[.AJ13]/2" office:value-type="float" office:value="42639421" calcext:value-type="float">
            <text:p>42.639</text:p>
          </table:table-cell>
          <table:table-cell table:style-name="ce2" table:formula="of:=[.AK13]/2" office:value-type="float" office:value="42876.5" calcext:value-type="float">
            <text:p>0.043</text:p>
          </table:table-cell>
          <table:table-cell table:style-name="ce2" table:formula="of:=[.AL13]/2" office:value-type="float" office:value="41071055" calcext:value-type="float">
            <text:p>41.071</text:p>
          </table:table-cell>
          <table:table-cell table:style-name="ce2" table:formula="of:=[.AM13]/2" office:value-type="float" office:value="703782" calcext:value-type="float">
            <text:p>0.704</text:p>
          </table:table-cell>
          <table:table-cell table:style-name="ce2" table:formula="of:=[.AD13]/2" office:value-type="float" office:value="41077280.5" calcext:value-type="float">
            <text:p>41.077</text:p>
          </table:table-cell>
          <table:table-cell table:style-name="ce4" table:formula="of:=[.T13]/[.F13]" office:value-type="percentage" office:value="0.919651946007573" calcext:value-type="percentage">
            <text:p>92.0%</text:p>
          </table:table-cell>
          <table:table-cell table:style-name="ce2" table:formula="of:=[.AE13]/2" office:value-type="float" office:value="703924.5" calcext:value-type="float">
            <text:p>0.704</text:p>
          </table:table-cell>
          <table:table-cell table:style-name="ce4" table:formula="of:=[.V13]/[.F13]" office:value-type="percentage" office:value="0.0157596980225458" calcext:value-type="percentage">
            <text:p>1.6%</text:p>
          </table:table-cell>
          <table:table-cell table:style-name="ce7" office:value-type="float" office:value="19061" calcext:value-type="float">
            <text:p>19061</text:p>
          </table:table-cell>
          <table:table-cell table:style-name="ce7" office:value-type="float" office:value="3910" calcext:value-type="float">
            <text:p>3910</text:p>
          </table:table-cell>
          <table:table-cell table:style-name="ce4" table:formula="of:=[$Sheet1.$Y13]/([.$Z$32])" office:value-type="percentage" office:value="0.759665824752283" calcext:value-type="percentage">
            <text:p>76.0%</text:p>
          </table:table-cell>
          <table:table-cell table:style-name="ce2" office:value-type="float" office:value="39997344" calcext:value-type="float">
            <text:p>39.997</text:p>
          </table:table-cell>
          <table:table-cell table:style-name="ce2" office:value-type="float" office:value="340147" calcext:value-type="float">
            <text:p>0.340</text:p>
          </table:table-cell>
          <table:table-cell table:style-name="ce4" office:value-type="percentage" office:value="0.0162" calcext:value-type="percentage">
            <text:p>1.6%</text:p>
          </table:table-cell>
          <table:table-cell table:style-name="ce11" office:value-type="float" office:value="82154561" calcext:value-type="float">
            <text:p>82.155</text:p>
          </table:table-cell>
          <table:table-cell table:style-name="ce11" office:value-type="float" office:value="1407849" calcext:value-type="float">
            <text:p>1.408</text:p>
          </table:table-cell>
          <table:table-cell table:style-name="ce11" office:value-type="float" office:value="167433403" calcext:value-type="float">
            <text:p>167.433</text:p>
          </table:table-cell>
          <table:table-cell table:style-name="ce11" office:value-type="float" office:value="1493602" calcext:value-type="float">
            <text:p>1.494</text:p>
          </table:table-cell>
          <table:table-cell table:style-name="ce11" office:value-type="float" office:value="82154561" calcext:value-type="float">
            <text:p>82.155</text:p>
          </table:table-cell>
          <table:table-cell table:style-name="ce11" office:value-type="float" office:value="1407849" calcext:value-type="float">
            <text:p>1.408</text:p>
          </table:table-cell>
          <table:table-cell table:style-name="ce11" office:value-type="float" office:value="85278842" calcext:value-type="float">
            <text:p>85.279</text:p>
          </table:table-cell>
          <table:table-cell table:style-name="ce11" office:value-type="float" office:value="85753" calcext:value-type="float">
            <text:p>0.086</text:p>
          </table:table-cell>
          <table:table-cell table:style-name="ce11" office:value-type="float" office:value="82142110" calcext:value-type="float">
            <text:p>82.142</text:p>
          </table:table-cell>
          <table:table-cell table:style-name="ce11" office:value-type="float" office:value="1407564" calcext:value-type="float">
            <text:p>1.408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3_S1_L001</text:p>
          </table:table-cell>
          <table:table-cell office:value-type="string" calcext:value-type="string">
            <text:p>mRNA_illum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entpip</text:p>
          </table:table-cell>
          <table:table-cell table:style-name="ce2" office:value-type="float" office:value="71652675" calcext:value-type="float">
            <text:p>71.653</text:p>
          </table:table-cell>
          <table:table-cell table:style-name="ce2" office:value-type="float" office:value="69329114" calcext:value-type="float">
            <text:p>69.329</text:p>
          </table:table-cell>
          <table:table-cell table:style-name="ce4" table:formula="of:=1 - [.F14]/[.E14]" office:value-type="percentage" office:value="0.0324281124186919" calcext:value-type="percentage">
            <text:p>3.2%</text:p>
          </table:table-cell>
          <table:table-cell table:style-name="ce2" office:value-type="float" office:value="40513684" calcext:value-type="float">
            <text:p>40.514</text:p>
          </table:table-cell>
          <table:table-cell table:formula="of:=[.H14]/[.F14]" office:value-type="percentage" office:value="0.584367542905568" calcext:value-type="percentage">
            <text:p>58.4%</text:p>
          </table:table-cell>
          <table:table-cell table:style-name="ce2" office:value-type="float" office:value="1229711" calcext:value-type="float">
            <text:p>1.230</text:p>
          </table:table-cell>
          <table:table-cell table:style-name="ce4" table:formula="of:=[.J14]/[.F14]" office:value-type="percentage" office:value="0.0177372957629316" calcext:value-type="percentage">
            <text:p>1.8%</text:p>
          </table:table-cell>
          <table:table-cell table:style-name="ce2" table:formula="of:=[.AF14]/2" office:value-type="float" office:value="121064142" calcext:value-type="float">
            <text:p>121.064</text:p>
          </table:table-cell>
          <table:table-cell table:style-name="ce2" table:formula="of:=[.AG14]/2" office:value-type="float" office:value="1356895" calcext:value-type="float">
            <text:p>1.357</text:p>
          </table:table-cell>
          <table:table-cell table:style-name="ce2" table:formula="of:=[.AH14]/2" office:value-type="float" office:value="63040245.5" calcext:value-type="float">
            <text:p>63.040</text:p>
          </table:table-cell>
          <table:table-cell table:style-name="ce2" table:formula="of:=[.AI14]/2" office:value-type="float" office:value="1284578.5" calcext:value-type="float">
            <text:p>1.285</text:p>
          </table:table-cell>
          <table:table-cell table:style-name="ce2" table:formula="of:=[.AJ14]/2" office:value-type="float" office:value="58023896.5" calcext:value-type="float">
            <text:p>58.024</text:p>
          </table:table-cell>
          <table:table-cell table:style-name="ce2" table:formula="of:=[.AK14]/2" office:value-type="float" office:value="72316.5" calcext:value-type="float">
            <text:p>0.072</text:p>
          </table:table-cell>
          <table:table-cell table:style-name="ce2" table:formula="of:=[.AL14]/2" office:value-type="float" office:value="63032504" calcext:value-type="float">
            <text:p>63.033</text:p>
          </table:table-cell>
          <table:table-cell table:style-name="ce2" table:formula="of:=[.AM14]/2" office:value-type="float" office:value="1284355" calcext:value-type="float">
            <text:p>1.284</text:p>
          </table:table-cell>
          <table:table-cell table:style-name="ce2" table:formula="of:=[.AD14]/2" office:value-type="float" office:value="63040245.5" calcext:value-type="float">
            <text:p>63.040</text:p>
          </table:table-cell>
          <table:table-cell table:style-name="ce4" table:formula="of:=[.T14]/[.F14]" office:value-type="percentage" office:value="0.909289645616991" calcext:value-type="percentage">
            <text:p>90.9%</text:p>
          </table:table-cell>
          <table:table-cell table:style-name="ce2" table:formula="of:=[.AE14]/2" office:value-type="float" office:value="1284578.5" calcext:value-type="float">
            <text:p>1.285</text:p>
          </table:table-cell>
          <table:table-cell table:style-name="ce4" table:formula="of:=[.V14]/[.F14]" office:value-type="percentage" office:value="0.0185287020976498" calcext:value-type="percentage">
            <text:p>1.9%</text:p>
          </table:table-cell>
          <table:table-cell table:style-name="ce7" office:value-type="float" office:value="19701" calcext:value-type="float">
            <text:p>19701</text:p>
          </table:table-cell>
          <table:table-cell table:style-name="ce7" office:value-type="float" office:value="4309" calcext:value-type="float">
            <text:p>4309</text:p>
          </table:table-cell>
          <table:table-cell table:style-name="ce4" table:formula="of:=[$Sheet1.$Y14]/([.$Z$32])" office:value-type="percentage" office:value="0.837186710705265" calcext:value-type="percentage">
            <text:p>83.7%</text:p>
          </table:table-cell>
          <table:table-cell table:style-name="ce2" office:value-type="float" office:value="61837211" calcext:value-type="float">
            <text:p>61.837</text:p>
          </table:table-cell>
          <table:table-cell table:style-name="ce2" office:value-type="float" office:value="637366" calcext:value-type="float">
            <text:p>0.637</text:p>
          </table:table-cell>
          <table:table-cell table:style-name="ce4" office:value-type="percentage" office:value="0.0183" calcext:value-type="percentage">
            <text:p>1.8%</text:p>
          </table:table-cell>
          <table:table-cell table:style-name="ce11" office:value-type="float" office:value="126080491" calcext:value-type="float">
            <text:p>126.080</text:p>
          </table:table-cell>
          <table:table-cell table:style-name="ce11" office:value-type="float" office:value="2569157" calcext:value-type="float">
            <text:p>2.569</text:p>
          </table:table-cell>
          <table:table-cell table:style-name="ce11" office:value-type="float" office:value="242128284" calcext:value-type="float">
            <text:p>242.128</text:p>
          </table:table-cell>
          <table:table-cell table:style-name="ce11" office:value-type="float" office:value="2713790" calcext:value-type="float">
            <text:p>2.714</text:p>
          </table:table-cell>
          <table:table-cell table:style-name="ce11" office:value-type="float" office:value="126080491" calcext:value-type="float">
            <text:p>126.080</text:p>
          </table:table-cell>
          <table:table-cell table:style-name="ce11" office:value-type="float" office:value="2569157" calcext:value-type="float">
            <text:p>2.569</text:p>
          </table:table-cell>
          <table:table-cell table:style-name="ce11" office:value-type="float" office:value="116047793" calcext:value-type="float">
            <text:p>116.048</text:p>
          </table:table-cell>
          <table:table-cell table:style-name="ce11" office:value-type="float" office:value="144633" calcext:value-type="float">
            <text:p>0.145</text:p>
          </table:table-cell>
          <table:table-cell table:style-name="ce11" office:value-type="float" office:value="126065008" calcext:value-type="float">
            <text:p>126.065</text:p>
          </table:table-cell>
          <table:table-cell table:style-name="ce11" office:value-type="float" office:value="2568710" calcext:value-type="float">
            <text:p>2.569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4_S1_L001</text:p>
          </table:table-cell>
          <table:table-cell office:value-type="string" calcext:value-type="string">
            <text:p>mRNA_illum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lasmo</text:p>
          </table:table-cell>
          <table:table-cell table:style-name="ce2" office:value-type="float" office:value="55558984" calcext:value-type="float">
            <text:p>55.559</text:p>
          </table:table-cell>
          <table:table-cell table:style-name="ce2" office:value-type="float" office:value="51527402" calcext:value-type="float">
            <text:p>51.527</text:p>
          </table:table-cell>
          <table:table-cell table:style-name="ce4" table:formula="of:=1 - [.F15]/[.E15]" office:value-type="percentage" office:value="0.0725639979305597" calcext:value-type="percentage">
            <text:p>7.3%</text:p>
          </table:table-cell>
          <table:table-cell table:style-name="ce2" office:value-type="float" office:value="28507742" calcext:value-type="float">
            <text:p>28.508</text:p>
          </table:table-cell>
          <table:table-cell table:formula="of:=[.H15]/[.F15]" office:value-type="percentage" office:value="0.553254014242752" calcext:value-type="percentage">
            <text:p>55.3%</text:p>
          </table:table-cell>
          <table:table-cell table:style-name="ce2" office:value-type="float" office:value="1330109" calcext:value-type="float">
            <text:p>1.330</text:p>
          </table:table-cell>
          <table:table-cell table:style-name="ce4" table:formula="of:=[.J15]/[.F15]" office:value-type="percentage" office:value="0.0258136243701943" calcext:value-type="percentage">
            <text:p>2.6%</text:p>
          </table:table-cell>
          <table:table-cell table:style-name="ce2" table:formula="of:=[.AF15]/2" office:value-type="float" office:value="100716111.5" calcext:value-type="float">
            <text:p>100.716</text:p>
          </table:table-cell>
          <table:table-cell table:style-name="ce2" table:formula="of:=[.AG15]/2" office:value-type="float" office:value="1507081.5" calcext:value-type="float">
            <text:p>1.507</text:p>
          </table:table-cell>
          <table:table-cell table:style-name="ce2" table:formula="of:=[.AH15]/2" office:value-type="float" office:value="48838990" calcext:value-type="float">
            <text:p>48.839</text:p>
          </table:table-cell>
          <table:table-cell table:style-name="ce2" table:formula="of:=[.AI15]/2" office:value-type="float" office:value="1408631" calcext:value-type="float">
            <text:p>1.409</text:p>
          </table:table-cell>
          <table:table-cell table:style-name="ce2" table:formula="of:=[.AJ15]/2" office:value-type="float" office:value="51877121.5" calcext:value-type="float">
            <text:p>51.877</text:p>
          </table:table-cell>
          <table:table-cell table:style-name="ce2" table:formula="of:=[.AK15]/2" office:value-type="float" office:value="98450.5" calcext:value-type="float">
            <text:p>0.098</text:p>
          </table:table-cell>
          <table:table-cell table:style-name="ce2" table:formula="of:=[.AL15]/2" office:value-type="float" office:value="48834199" calcext:value-type="float">
            <text:p>48.834</text:p>
          </table:table-cell>
          <table:table-cell table:style-name="ce2" table:formula="of:=[.AM15]/2" office:value-type="float" office:value="1408439" calcext:value-type="float">
            <text:p>1.408</text:p>
          </table:table-cell>
          <table:table-cell table:style-name="ce2" table:formula="of:=[.AD15]/2" office:value-type="float" office:value="48838990" calcext:value-type="float">
            <text:p>48.839</text:p>
          </table:table-cell>
          <table:table-cell table:style-name="ce4" table:formula="of:=[.T15]/[.F15]" office:value-type="percentage" office:value="0.947825586083304" calcext:value-type="percentage">
            <text:p>94.8%</text:p>
          </table:table-cell>
          <table:table-cell table:style-name="ce2" table:formula="of:=[.AE15]/2" office:value-type="float" office:value="1408631" calcext:value-type="float">
            <text:p>1.409</text:p>
          </table:table-cell>
          <table:table-cell table:style-name="ce4" table:formula="of:=[.V15]/[.F15]" office:value-type="percentage" office:value="0.0273375125724367" calcext:value-type="percentage">
            <text:p>2.7%</text:p>
          </table:table-cell>
          <table:table-cell table:style-name="ce7" office:value-type="float" office:value="14997" calcext:value-type="float">
            <text:p>14997</text:p>
          </table:table-cell>
          <table:table-cell table:style-name="ce7" office:value-type="float" office:value="4338" calcext:value-type="float">
            <text:p>4338</text:p>
          </table:table-cell>
          <table:table-cell table:style-name="ce4" table:formula="of:=[$Sheet1.$Y15]/([.$Z$32])" office:value-type="percentage" office:value="0.842821060812124" calcext:value-type="percentage">
            <text:p>84.3%</text:p>
          </table:table-cell>
          <table:table-cell table:style-name="ce2" office:value-type="float" office:value="47858788" calcext:value-type="float">
            <text:p>47.859</text:p>
          </table:table-cell>
          <table:table-cell table:style-name="ce2" office:value-type="float" office:value="724010" calcext:value-type="float">
            <text:p>0.724</text:p>
          </table:table-cell>
          <table:table-cell table:style-name="ce4" office:value-type="percentage" office:value="0.0264" calcext:value-type="percentage">
            <text:p>2.6%</text:p>
          </table:table-cell>
          <table:table-cell table:style-name="ce11" office:value-type="float" office:value="97677980" calcext:value-type="float">
            <text:p>97.678</text:p>
          </table:table-cell>
          <table:table-cell table:style-name="ce11" office:value-type="float" office:value="2817262" calcext:value-type="float">
            <text:p>2.817</text:p>
          </table:table-cell>
          <table:table-cell table:style-name="ce11" office:value-type="float" office:value="201432223" calcext:value-type="float">
            <text:p>201.432</text:p>
          </table:table-cell>
          <table:table-cell table:style-name="ce11" office:value-type="float" office:value="3014163" calcext:value-type="float">
            <text:p>3.014</text:p>
          </table:table-cell>
          <table:table-cell table:style-name="ce11" office:value-type="float" office:value="97677980" calcext:value-type="float">
            <text:p>97.678</text:p>
          </table:table-cell>
          <table:table-cell table:style-name="ce11" office:value-type="float" office:value="2817262" calcext:value-type="float">
            <text:p>2.817</text:p>
          </table:table-cell>
          <table:table-cell table:style-name="ce11" office:value-type="float" office:value="103754243" calcext:value-type="float">
            <text:p>103.754</text:p>
          </table:table-cell>
          <table:table-cell table:style-name="ce11" office:value-type="float" office:value="196901" calcext:value-type="float">
            <text:p>0.197</text:p>
          </table:table-cell>
          <table:table-cell table:style-name="ce11" office:value-type="float" office:value="97668398" calcext:value-type="float">
            <text:p>97.668</text:p>
          </table:table-cell>
          <table:table-cell table:style-name="ce11" office:value-type="float" office:value="2816878" calcext:value-type="float">
            <text:p>2.817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5_S1_L001</text:p>
          </table:table-cell>
          <table:table-cell office:value-type="string" calcext:value-type="string">
            <text:p>mRNA_illum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macs</text:p>
          </table:table-cell>
          <table:table-cell table:style-name="ce2" office:value-type="float" office:value="87296352" calcext:value-type="float">
            <text:p>87.296</text:p>
          </table:table-cell>
          <table:table-cell table:style-name="ce2" office:value-type="float" office:value="82121724" calcext:value-type="float">
            <text:p>82.122</text:p>
          </table:table-cell>
          <table:table-cell table:style-name="ce4" table:formula="of:=1 - [.F16]/[.E16]" office:value-type="percentage" office:value="0.0592765663334935" calcext:value-type="percentage">
            <text:p>5.9%</text:p>
          </table:table-cell>
          <table:table-cell table:style-name="ce2" office:value-type="float" office:value="44259846" calcext:value-type="float">
            <text:p>44.260</text:p>
          </table:table-cell>
          <table:table-cell table:formula="of:=[.H16]/[.F16]" office:value-type="percentage" office:value="0.538954174902612" calcext:value-type="percentage">
            <text:p>53.9%</text:p>
          </table:table-cell>
          <table:table-cell table:style-name="ce2" office:value-type="float" office:value="5304016" calcext:value-type="float">
            <text:p>5.304</text:p>
          </table:table-cell>
          <table:table-cell table:style-name="ce4" table:formula="of:=[.J16]/[.F16]" office:value-type="percentage" office:value="0.0645872461225972" calcext:value-type="percentage">
            <text:p>6.5%</text:p>
          </table:table-cell>
          <table:table-cell table:style-name="ce2" table:formula="of:=[.AF16]/2" office:value-type="float" office:value="168910859" calcext:value-type="float">
            <text:p>168.911</text:p>
          </table:table-cell>
          <table:table-cell table:style-name="ce2" table:formula="of:=[.AG16]/2" office:value-type="float" office:value="5879932.5" calcext:value-type="float">
            <text:p>5.880</text:p>
          </table:table-cell>
          <table:table-cell table:style-name="ce2" table:formula="of:=[.AH16]/2" office:value-type="float" office:value="77851177.5" calcext:value-type="float">
            <text:p>77.851</text:p>
          </table:table-cell>
          <table:table-cell table:style-name="ce2" table:formula="of:=[.AI16]/2" office:value-type="float" office:value="5555009.5" calcext:value-type="float">
            <text:p>5.555</text:p>
          </table:table-cell>
          <table:table-cell table:style-name="ce2" table:formula="of:=[.AJ16]/2" office:value-type="float" office:value="91059681.5" calcext:value-type="float">
            <text:p>91.060</text:p>
          </table:table-cell>
          <table:table-cell table:style-name="ce2" table:formula="of:=[.AK16]/2" office:value-type="float" office:value="324923" calcext:value-type="float">
            <text:p>0.325</text:p>
          </table:table-cell>
          <table:table-cell table:style-name="ce2" table:formula="of:=[.AL16]/2" office:value-type="float" office:value="77840571" calcext:value-type="float">
            <text:p>77.841</text:p>
          </table:table-cell>
          <table:table-cell table:style-name="ce2" table:formula="of:=[.AM16]/2" office:value-type="float" office:value="5554245" calcext:value-type="float">
            <text:p>5.554</text:p>
          </table:table-cell>
          <table:table-cell table:style-name="ce2" table:formula="of:=[.AD16]/2" office:value-type="float" office:value="77851177.5" calcext:value-type="float">
            <text:p>77.851</text:p>
          </table:table-cell>
          <table:table-cell table:style-name="ce4" table:formula="of:=[.T16]/[.F16]" office:value-type="percentage" office:value="0.947997359383249" calcext:value-type="percentage">
            <text:p>94.8%</text:p>
          </table:table-cell>
          <table:table-cell table:style-name="ce2" table:formula="of:=[.AE16]/2" office:value-type="float" office:value="5555009.5" calcext:value-type="float">
            <text:p>5.555</text:p>
          </table:table-cell>
          <table:table-cell table:style-name="ce4" table:formula="of:=[.V16]/[.F16]" office:value-type="percentage" office:value="0.0676436054849506" calcext:value-type="percentage">
            <text:p>6.8%</text:p>
          </table:table-cell>
          <table:table-cell table:style-name="ce7" office:value-type="float" office:value="17817" calcext:value-type="float">
            <text:p>17817</text:p>
          </table:table-cell>
          <table:table-cell table:style-name="ce7" office:value-type="float" office:value="4948" calcext:value-type="float">
            <text:p>4948</text:p>
          </table:table-cell>
          <table:table-cell table:style-name="ce4" table:formula="of:=[$Sheet1.$Y16]/([.$Z$32])" office:value-type="percentage" office:value="0.961336700990868" calcext:value-type="percentage">
            <text:p>96.1%</text:p>
          </table:table-cell>
          <table:table-cell table:style-name="ce2" office:value-type="float" office:value="74893472" calcext:value-type="float">
            <text:p>74.893</text:p>
          </table:table-cell>
          <table:table-cell table:style-name="ce2" office:value-type="float" office:value="3099047" calcext:value-type="float">
            <text:p>3.099</text:p>
          </table:table-cell>
          <table:table-cell table:style-name="ce4" office:value-type="percentage" office:value="0.0649" calcext:value-type="percentage">
            <text:p>6.5%</text:p>
          </table:table-cell>
          <table:table-cell table:style-name="ce11" office:value-type="float" office:value="155702355" calcext:value-type="float">
            <text:p>155.702</text:p>
          </table:table-cell>
          <table:table-cell table:style-name="ce11" office:value-type="float" office:value="11110019" calcext:value-type="float">
            <text:p>11.110</text:p>
          </table:table-cell>
          <table:table-cell table:style-name="ce11" office:value-type="float" office:value="337821718" calcext:value-type="float">
            <text:p>337.822</text:p>
          </table:table-cell>
          <table:table-cell table:style-name="ce11" office:value-type="float" office:value="11759865" calcext:value-type="float">
            <text:p>11.760</text:p>
          </table:table-cell>
          <table:table-cell table:style-name="ce11" office:value-type="float" office:value="155702355" calcext:value-type="float">
            <text:p>155.702</text:p>
          </table:table-cell>
          <table:table-cell table:style-name="ce11" office:value-type="float" office:value="11110019" calcext:value-type="float">
            <text:p>11.110</text:p>
          </table:table-cell>
          <table:table-cell table:style-name="ce11" office:value-type="float" office:value="182119363" calcext:value-type="float">
            <text:p>182.119</text:p>
          </table:table-cell>
          <table:table-cell table:style-name="ce11" office:value-type="float" office:value="649846" calcext:value-type="float">
            <text:p>0.650</text:p>
          </table:table-cell>
          <table:table-cell table:style-name="ce11" office:value-type="float" office:value="155681142" calcext:value-type="float">
            <text:p>155.681</text:p>
          </table:table-cell>
          <table:table-cell table:style-name="ce11" office:value-type="float" office:value="11108490" calcext:value-type="float">
            <text:p>11.108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04974-001-016_S1_L001</text:p>
          </table:table-cell>
          <table:table-cell office:value-type="string" calcext:value-type="string">
            <text:p>mRNA_illumi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ellulose</text:p>
          </table:table-cell>
          <table:table-cell table:style-name="ce2" office:value-type="float" office:value="104935676" calcext:value-type="float">
            <text:p>104.936</text:p>
          </table:table-cell>
          <table:table-cell table:style-name="ce2" office:value-type="float" office:value="101057745" calcext:value-type="float">
            <text:p>101.058</text:p>
          </table:table-cell>
          <table:table-cell table:style-name="ce4" table:formula="of:=1 - [.F17]/[.E17]" office:value-type="percentage" office:value="0.0369553153686264" calcext:value-type="percentage">
            <text:p>3.7%</text:p>
          </table:table-cell>
          <table:table-cell table:style-name="ce2" office:value-type="float" office:value="54573083" calcext:value-type="float">
            <text:p>54.573</text:p>
          </table:table-cell>
          <table:table-cell table:formula="of:=[.H17]/[.F17]" office:value-type="percentage" office:value="0.5400188080587" calcext:value-type="percentage">
            <text:p>54.0%</text:p>
          </table:table-cell>
          <table:table-cell table:style-name="ce2" office:value-type="float" office:value="2619435" calcext:value-type="float">
            <text:p>2.619</text:p>
          </table:table-cell>
          <table:table-cell table:style-name="ce4" table:formula="of:=[.J17]/[.F17]" office:value-type="percentage" office:value="0.0259201805858621" calcext:value-type="percentage">
            <text:p>2.6%</text:p>
          </table:table-cell>
          <table:table-cell table:style-name="ce2" table:formula="of:=[.AF17]/2" office:value-type="float" office:value="204994976.5" calcext:value-type="float">
            <text:p>204.995</text:p>
          </table:table-cell>
          <table:table-cell table:style-name="ce2" table:formula="of:=[.AG17]/2" office:value-type="float" office:value="3004898.5" calcext:value-type="float">
            <text:p>3.005</text:p>
          </table:table-cell>
          <table:table-cell table:style-name="ce2" table:formula="of:=[.AH17]/2" office:value-type="float" office:value="95655963" calcext:value-type="float">
            <text:p>95.656</text:p>
          </table:table-cell>
          <table:table-cell table:style-name="ce2" table:formula="of:=[.AI17]/2" office:value-type="float" office:value="2789278.5" calcext:value-type="float">
            <text:p>2.789</text:p>
          </table:table-cell>
          <table:table-cell table:style-name="ce2" table:formula="of:=[.AJ17]/2" office:value-type="float" office:value="109339013.5" calcext:value-type="float">
            <text:p>109.339</text:p>
          </table:table-cell>
          <table:table-cell table:style-name="ce2" table:formula="of:=[.AK17]/2" office:value-type="float" office:value="215620" calcext:value-type="float">
            <text:p>0.216</text:p>
          </table:table-cell>
          <table:table-cell table:style-name="ce2" table:formula="of:=[.AL17]/2" office:value-type="float" office:value="95646147" calcext:value-type="float">
            <text:p>95.646</text:p>
          </table:table-cell>
          <table:table-cell table:style-name="ce2" table:formula="of:=[.AM17]/2" office:value-type="float" office:value="2788937" calcext:value-type="float">
            <text:p>2.789</text:p>
          </table:table-cell>
          <table:table-cell table:style-name="ce2" table:formula="of:=[.AD17]/2" office:value-type="float" office:value="95655963" calcext:value-type="float">
            <text:p>95.656</text:p>
          </table:table-cell>
          <table:table-cell table:style-name="ce4" table:formula="of:=[.T17]/[.F17]" office:value-type="percentage" office:value="0.946547570401457" calcext:value-type="percentage">
            <text:p>94.7%</text:p>
          </table:table-cell>
          <table:table-cell table:style-name="ce2" table:formula="of:=[.AE17]/2" office:value-type="float" office:value="2789278.5" calcext:value-type="float">
            <text:p>2.789</text:p>
          </table:table-cell>
          <table:table-cell table:style-name="ce4" table:formula="of:=[.V17]/[.F17]" office:value-type="percentage" office:value="0.027600838510695" calcext:value-type="percentage">
            <text:p>2.8%</text:p>
          </table:table-cell>
          <table:table-cell table:style-name="ce7" office:value-type="float" office:value="9683" calcext:value-type="float">
            <text:p>9683</text:p>
          </table:table-cell>
          <table:table-cell table:style-name="ce7" office:value-type="float" office:value="4613" calcext:value-type="float">
            <text:p>4613</text:p>
          </table:table-cell>
          <table:table-cell table:style-name="ce4" table:formula="of:=[$Sheet1.$Y17]/([.$Z$32])" office:value-type="percentage" office:value="0.896250242859918" calcext:value-type="percentage">
            <text:p>89.6%</text:p>
          </table:table-cell>
          <table:table-cell table:style-name="ce2" office:value-type="float" office:value="94099625" calcext:value-type="float">
            <text:p>94.100</text:p>
          </table:table-cell>
          <table:table-cell table:style-name="ce2" office:value-type="float" office:value="1500227" calcext:value-type="float">
            <text:p>1.500</text:p>
          </table:table-cell>
          <table:table-cell table:style-name="ce4" office:value-type="percentage" office:value="0.0275" calcext:value-type="percentage">
            <text:p>2.8%</text:p>
          </table:table-cell>
          <table:table-cell table:style-name="ce11" office:value-type="float" office:value="191311926" calcext:value-type="float">
            <text:p>191.312</text:p>
          </table:table-cell>
          <table:table-cell table:style-name="ce11" office:value-type="float" office:value="5578557" calcext:value-type="float">
            <text:p>5.579</text:p>
          </table:table-cell>
          <table:table-cell table:style-name="ce11" office:value-type="float" office:value="409989953" calcext:value-type="float">
            <text:p>409.990</text:p>
          </table:table-cell>
          <table:table-cell table:style-name="ce11" office:value-type="float" office:value="6009797" calcext:value-type="float">
            <text:p>6.010</text:p>
          </table:table-cell>
          <table:table-cell table:style-name="ce11" office:value-type="float" office:value="191311926" calcext:value-type="float">
            <text:p>191.312</text:p>
          </table:table-cell>
          <table:table-cell table:style-name="ce11" office:value-type="float" office:value="5578557" calcext:value-type="float">
            <text:p>5.579</text:p>
          </table:table-cell>
          <table:table-cell table:style-name="ce11" office:value-type="float" office:value="218678027" calcext:value-type="float">
            <text:p>218.678</text:p>
          </table:table-cell>
          <table:table-cell table:style-name="ce11" office:value-type="float" office:value="431240" calcext:value-type="float">
            <text:p>0.431</text:p>
          </table:table-cell>
          <table:table-cell table:style-name="ce11" office:value-type="float" office:value="191292294" calcext:value-type="float">
            <text:p>191.292</text:p>
          </table:table-cell>
          <table:table-cell table:style-name="ce11" office:value-type="float" office:value="5577874" calcext:value-type="float">
            <text:p>5.578</text:p>
          </table:table-cell>
          <table:table-cell table:number-columns-repeated="16345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4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repeated="22"/>
          <table:table-cell table:number-columns-repeated="16353"/>
        </table:table-row>
        <table:table-row table:style-name="ro2">
          <table:table-cell table:number-columns-repeated="4"/>
          <table:table-cell table:style-name="ce2" table:number-columns-repeated="2"/>
          <table:table-cell table:style-name="ce4"/>
          <table:table-cell table:style-name="ce2"/>
          <table:table-cell table:style-name="ce6"/>
          <table:table-cell table:style-name="ce2" table:number-columns-repeated="22"/>
          <table:table-cell table:number-columns-repeated="16353"/>
        </table:table-row>
        <table:table-row table:style-name="ro2">
          <table:table-cell table:number-columns-repeated="4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repeated="22"/>
          <table:table-cell table:number-columns-repeated="1635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4"/>
          <table:table-cell table:style-name="ce8" table:number-columns-repeated="4"/>
          <table:table-cell table:number-columns-repeated="1635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4"/>
          <table:table-cell office:value-type="string" calcext:value-type="string">
            <text:p>Unfiltered human</text:p>
          </table:table-cell>
          <table:table-cell table:style-name="ce9" office:value-type="float" office:value="50291" calcext:value-type="float">
            <text:p>50291</text:p>
          </table:table-cell>
          <table:table-cell table:style-name="ce9" table:number-columns-repeated="2"/>
          <table:table-cell table:number-columns-repeated="16356"/>
        </table:table-row>
        <table:table-row table:style-name="ro2">
          <table:table-cell table:number-columns-repeated="24"/>
          <table:table-cell office:value-type="string" calcext:value-type="string">
            <text:p>Unfiltered pk</text:p>
          </table:table-cell>
          <table:table-cell table:style-name="ce9" office:value-type="float" office:value="5452" calcext:value-type="float">
            <text:p>5452</text:p>
          </table:table-cell>
          <table:table-cell table:style-name="ce9" table:number-columns-repeated="2"/>
          <table:table-cell table:number-columns-repeated="16356"/>
        </table:table-row>
        <table:table-row table:style-name="ro2">
          <table:table-cell table:number-columns-repeated="24"/>
          <table:table-cell office:value-type="string" calcext:value-type="string">
            <text:p>Filtered human genes</text:p>
          </table:table-cell>
          <table:table-cell table:style-name="ce9" office:value-type="float" office:value="22808" calcext:value-type="float">
            <text:p>22808</text:p>
          </table:table-cell>
          <table:table-cell table:style-name="ce9" table:number-columns-repeated="2"/>
          <table:table-cell table:number-columns-repeated="16356"/>
        </table:table-row>
        <table:table-row table:style-name="ro2">
          <table:table-cell table:number-columns-repeated="24"/>
          <table:table-cell table:style-name="ce8" office:value-type="string" calcext:value-type="string">
            <text:p>Filtered Pk genes</text:p>
          </table:table-cell>
          <table:table-cell table:style-name="ce9" office:value-type="float" office:value="5147" calcext:value-type="float">
            <text:p>5147</text:p>
          </table:table-cell>
          <table:table-cell table:style-name="ce9" table:number-columns-repeated="2"/>
          <table:table-cell table:number-columns-repeated="16356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1" table:target-range-address="Sheet1.A1:Sheet1.AE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 number:display-factor="1000000"/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ter Moris</meta:initial-creator>
    <meta:creation-date>2025-01-27T13:15:28</meta:creation-date>
    <dc:date>2025-04-09T16:20:51.585249168</dc:date>
    <meta:generator>LibreOffice/24.8.6.2$Linux_X86_64 LibreOffice_project/480$Build-2</meta:generator>
    <meta:editing-duration>PT2H1M9S</meta:editing-duration>
    <meta:editing-cycles>8</meta:editing-cycles>
    <meta:document-statistic meta:table-count="1" meta:cell-count="671" meta:object-count="2"/>
    <meta:user-defined meta:name="AppVersion">16.0300</meta:user-defined>
    <meta:user-defined meta:name="ContentTypeId">0x01010036126EF01E68494198F3DAA2C60455CF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3" number:min-decimal-places="3" number:min-integer-digits="1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8.691cm" svg:height="27.388cm" xlink:href=".." xlink:type="simple" chart:class="chart:bar" chart:style-name="ch1">
        <chart:subtitle svg:x="0cm" svg:y="0cm" chart:style-name="ch2"/>
        <chart:legend chart:legend-position="end" svg:x="41.953cm" svg:y="10.905cm" style:legend-expansion="high" chart:style-name="ch3"/>
        <chart:plot-area chart:style-name="ch4" table:cell-range-address="Sheet1.A1:Sheet1.F17 Sheet1.H1:Sheet1.H17 Sheet1.L1:Sheet1.L17 Sheet1.N1:Sheet1.N17 Sheet1.P1:Sheet1.P17 Sheet1.R1:Sheet1.R17 Sheet1.T1:Sheet1.T17 Sheet1.X1:Sheet1.X17 Sheet1.AA1:Sheet1.AA17 Sheet1.AC1:Sheet1.AC17" chart:data-source-has-labels="both" svg:x="0.973cm" svg:y="0.547cm" svg:width="40.007cm" svg:height="26.294cm">
          <chart:coordinate-region svg:x="2.467cm" svg:y="0.547cm" svg:width="38.513cm" svg:height="22.12cm"/>
          <chart:axis chart:dimension="x" chart:name="primary-x" chart:style-name="ch5" chartooo:axis-type="auto">
            <chartooo:date-scale/>
            <chart:categories table:cell-range-address="Sheet1.A2:Sheet1.D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17" chart:label-cell-address="Sheet1.E1:Sheet1.E1" chart:class="chart:bar">
            <chart:data-point chart:repeated="16"/>
          </chart:series>
          <chart:series chart:style-name="ch9" chart:values-cell-range-address="Sheet1.F2:Sheet1.F17" chart:label-cell-address="Sheet1.F1:Sheet1.F1" chart:class="chart:bar">
            <chart:data-point chart:repeated="16"/>
          </chart:series>
          <chart:series chart:style-name="ch10" chart:values-cell-range-address="Sheet1.H2:Sheet1.H17" chart:label-cell-address="Sheet1.H1:Sheet1.H1" chart:class="chart:bar">
            <chart:data-point chart:repeated="16"/>
          </chart:series>
          <chart:series chart:style-name="ch11" chart:values-cell-range-address="Sheet1.L2:Sheet1.L17" chart:label-cell-address="Sheet1.L1:Sheet1.L1" chart:class="chart:bar">
            <chart:data-point chart:repeated="16"/>
          </chart:series>
          <chart:series chart:style-name="ch12" chart:values-cell-range-address="Sheet1.N2:Sheet1.N17" chart:label-cell-address="Sheet1.N1:Sheet1.N1" chart:class="chart:bar">
            <chart:data-point chart:repeated="16"/>
          </chart:series>
          <chart:series chart:style-name="ch13" chart:values-cell-range-address="Sheet1.P2:Sheet1.P17" chart:label-cell-address="Sheet1.P1:Sheet1.P1" chart:class="chart:bar">
            <chart:data-point chart:repeated="16"/>
          </chart:series>
          <chart:series chart:style-name="ch9" chart:values-cell-range-address="Sheet1.R2:Sheet1.R17" chart:label-cell-address="Sheet1.R1:Sheet1.R1" chart:class="chart:bar">
            <chart:data-point chart:repeated="16"/>
          </chart:series>
          <chart:series chart:style-name="ch10" chart:values-cell-range-address="Sheet1.T2:Sheet1.T17" chart:label-cell-address="Sheet1.T1:Sheet1.T1" chart:class="chart:bar">
            <chart:data-point chart:repeated="16"/>
          </chart:series>
          <chart:series chart:style-name="ch11" chart:values-cell-range-address="Sheet1.X2:Sheet1.X17" chart:label-cell-address="Sheet1.X1:Sheet1.X1" chart:class="chart:bar">
            <chart:data-point chart:repeated="16"/>
          </chart:series>
          <chart:series chart:style-name="ch14" chart:values-cell-range-address="Sheet1.AA2:Sheet1.AA17" chart:label-cell-address="Sheet1.AA1:Sheet1.AA1" chart:class="chart:bar">
            <chart:data-point chart:repeated="16"/>
          </chart:series>
          <chart:series chart:style-name="ch8" chart:values-cell-range-address="Sheet1.AC2:Sheet1.AC17" chart:label-cell-address="Sheet1.AC1:Sheet1.AC1" chart:class="chart:bar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r of raw read pairs (M)</text:p>
                <draw:g>
                  <svg:desc>Sheet1.E1:Sheet1.E1</svg:desc>
                </draw:g>
              </table:table-cell>
              <table:table-cell office:value-type="string">
                <text:p>Total nr of read pairs after trimming (M)</text:p>
                <draw:g>
                  <svg:desc>Sheet1.F1:Sheet1.F1</svg:desc>
                </draw:g>
              </table:table-cell>
              <table:table-cell office:value-type="string">
                <text:p>STAR uniquely mapped read pairs (M)</text:p>
                <draw:g>
                  <svg:desc>Sheet1.H1:Sheet1.H1</svg:desc>
                </draw:g>
              </table:table-cell>
              <table:table-cell office:value-type="string">
                <text:p>Total read pairs flagstat (M)</text:p>
                <draw:g>
                  <svg:desc>Sheet1.L1:Sheet1.L1</svg:desc>
                </draw:g>
              </table:table-cell>
              <table:table-cell office:value-type="string">
                <text:p>Primary read pairs flagstat (M)</text:p>
                <draw:g>
                  <svg:desc>Sheet1.N1:Sheet1.N1</svg:desc>
                </draw:g>
              </table:table-cell>
              <table:table-cell office:value-type="string">
                <text:p>Secondary read pairs flagstat (M)</text:p>
                <draw:g>
                  <svg:desc>Sheet1.P1:Sheet1.P1</svg:desc>
                </draw:g>
              </table:table-cell>
              <table:table-cell office:value-type="string">
                <text:p>Proper read pairs flagstat (M)</text:p>
                <draw:g>
                  <svg:desc>Sheet1.R1:Sheet1.R1</svg:desc>
                </draw:g>
              </table:table-cell>
              <table:table-cell office:value-type="string">
                <text:p>Primary mapped read pairs flagstat (M)</text:p>
                <draw:g>
                  <svg:desc>Sheet1.T1:Sheet1.T1</svg:desc>
                </draw:g>
              </table:table-cell>
              <table:table-cell office:value-type="string">
                <text:p>n genes detected (&gt;=10 counts)</text:p>
                <draw:g>
                  <svg:desc>Sheet1.X1:Sheet1.X1</svg:desc>
                </draw:g>
              </table:table-cell>
              <table:table-cell office:value-type="string">
                <text:p>Total gene counts</text:p>
                <draw:g>
                  <svg:desc>Sheet1.AA1:Sheet1.AA1</svg:desc>
                </draw:g>
              </table:table-cell>
              <table:table-cell office:value-type="string">
                <text:p>FastQ screen % Pk</text:p>
                <draw:g>
                  <svg:desc>Sheet1.AC1:Sheet1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4974-001-001_S1_L001 mRNA_qiagen globin nofilter</text:p>
                <text:list>
                  <text:list-item>
                    <text:p>104974-001-001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nofilter</text:p>
                  </text:list-item>
                </text:list>
                <draw:g>
                  <svg:desc>Sheet1.A2:Sheet1.D17</svg:desc>
                </draw:g>
              </table:table-cell>
              <table:table-cell office:value-type="float" office:value="62706972">
                <text:p>62706972</text:p>
                <draw:g>
                  <svg:desc>Sheet1.E2:Sheet1.E17</svg:desc>
                </draw:g>
              </table:table-cell>
              <table:table-cell office:value-type="float" office:value="30588505">
                <text:p>30588505</text:p>
                <draw:g>
                  <svg:desc>Sheet1.F2:Sheet1.F17</svg:desc>
                </draw:g>
              </table:table-cell>
              <table:table-cell office:value-type="float" office:value="24306612">
                <text:p>24306612</text:p>
                <draw:g>
                  <svg:desc>Sheet1.H2:Sheet1.H17</svg:desc>
                </draw:g>
              </table:table-cell>
              <table:table-cell office:value-type="float" office:value="34146185">
                <text:p>34146185</text:p>
                <draw:g>
                  <svg:desc>Sheet1.L2:Sheet1.L17</svg:desc>
                </draw:g>
              </table:table-cell>
              <table:table-cell office:value-type="float" office:value="27246439">
                <text:p>27246439</text:p>
                <draw:g>
                  <svg:desc>Sheet1.N2:Sheet1.N17</svg:desc>
                </draw:g>
              </table:table-cell>
              <table:table-cell office:value-type="float" office:value="6899746">
                <text:p>6899746</text:p>
                <draw:g>
                  <svg:desc>Sheet1.P2:Sheet1.P17</svg:desc>
                </draw:g>
              </table:table-cell>
              <table:table-cell office:value-type="float" office:value="27137556">
                <text:p>27137556</text:p>
                <draw:g>
                  <svg:desc>Sheet1.R2:Sheet1.R17</svg:desc>
                </draw:g>
              </table:table-cell>
              <table:table-cell office:value-type="float" office:value="27246439">
                <text:p>27246439</text:p>
                <draw:g>
                  <svg:desc>Sheet1.T2:Sheet1.T17</svg:desc>
                </draw:g>
              </table:table-cell>
              <table:table-cell office:value-type="float" office:value="19898">
                <text:p>19898</text:p>
                <draw:g>
                  <svg:desc>Sheet1.X2:Sheet1.X17</svg:desc>
                </draw:g>
              </table:table-cell>
              <table:table-cell office:value-type="float" office:value="22866933">
                <text:p>22866933</text:p>
                <draw:g>
                  <svg:desc>Sheet1.AA2:Sheet1.AA17</svg:desc>
                </draw:g>
              </table:table-cell>
              <table:table-cell office:value-type="float" office:value="0.0232">
                <text:p>0.0232</text:p>
                <draw:g>
                  <svg:desc>Sheet1.AC2:Sheet1.AC17</svg:desc>
                </draw:g>
              </table:table-cell>
            </table:table-row>
            <table:table-row>
              <table:table-cell office:value-type="string">
                <text:p>104974-001-002_S1_L001 mRNA_qiagen globin centpip</text:p>
                <text:list>
                  <text:list-item>
                    <text:p>104974-001-002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centpip</text:p>
                  </text:list-item>
                </text:list>
              </table:table-cell>
              <table:table-cell office:value-type="float" office:value="64669874">
                <text:p>64669874</text:p>
              </table:table-cell>
              <table:table-cell office:value-type="float" office:value="44899056">
                <text:p>44899056</text:p>
              </table:table-cell>
              <table:table-cell office:value-type="float" office:value="36303873">
                <text:p>36303873</text:p>
              </table:table-cell>
              <table:table-cell office:value-type="float" office:value="51327040.5">
                <text:p>51327040.5</text:p>
              </table:table-cell>
              <table:table-cell office:value-type="float" office:value="40726384.5">
                <text:p>40726384.5</text:p>
              </table:table-cell>
              <table:table-cell office:value-type="float" office:value="10600656">
                <text:p>10600656</text:p>
              </table:table-cell>
              <table:table-cell office:value-type="float" office:value="40594680">
                <text:p>40594680</text:p>
              </table:table-cell>
              <table:table-cell office:value-type="float" office:value="40726384.5">
                <text:p>40726384.5</text:p>
              </table:table-cell>
              <table:table-cell office:value-type="float" office:value="21118">
                <text:p>21118</text:p>
              </table:table-cell>
              <table:table-cell office:value-type="float" office:value="33913208">
                <text:p>33913208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string">
                <text:p>104974-001-003_S1_L001 mRNA_qiagen globin plasmo</text:p>
                <text:list>
                  <text:list-item>
                    <text:p>104974-001-003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plasmo</text:p>
                  </text:list-item>
                </text:list>
              </table:table-cell>
              <table:table-cell office:value-type="float" office:value="62898963">
                <text:p>62898963</text:p>
              </table:table-cell>
              <table:table-cell office:value-type="float" office:value="21941345">
                <text:p>21941345</text:p>
              </table:table-cell>
              <table:table-cell office:value-type="float" office:value="17629332">
                <text:p>17629332</text:p>
              </table:table-cell>
              <table:table-cell office:value-type="float" office:value="22895236">
                <text:p>22895236</text:p>
              </table:table-cell>
              <table:table-cell office:value-type="float" office:value="19114819.5">
                <text:p>19114819.5</text:p>
              </table:table-cell>
              <table:table-cell office:value-type="float" office:value="3780416.5">
                <text:p>3780416.5</text:p>
              </table:table-cell>
              <table:table-cell office:value-type="float" office:value="19034200">
                <text:p>19034200</text:p>
              </table:table-cell>
              <table:table-cell office:value-type="float" office:value="19114819.5">
                <text:p>19114819.5</text:p>
              </table:table-cell>
              <table:table-cell office:value-type="float" office:value="19395">
                <text:p>19395</text:p>
              </table:table-cell>
              <table:table-cell office:value-type="float" office:value="12906988">
                <text:p>1290698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4974-001-004_S1_L001 mRNA_qiagen globin pmacs</text:p>
                <text:list>
                  <text:list-item>
                    <text:p>104974-001-004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pmacs</text:p>
                  </text:list-item>
                </text:list>
              </table:table-cell>
              <table:table-cell office:value-type="float" office:value="69625454">
                <text:p>69625454</text:p>
              </table:table-cell>
              <table:table-cell office:value-type="float" office:value="13860373">
                <text:p>13860373</text:p>
              </table:table-cell>
              <table:table-cell office:value-type="float" office:value="10914003">
                <text:p>10914003</text:p>
              </table:table-cell>
              <table:table-cell office:value-type="float" office:value="13576746.5">
                <text:p>13576746.5</text:p>
              </table:table-cell>
              <table:table-cell office:value-type="float" office:value="11666044">
                <text:p>11666044</text:p>
              </table:table-cell>
              <table:table-cell office:value-type="float" office:value="1910702.5">
                <text:p>1910702.5</text:p>
              </table:table-cell>
              <table:table-cell office:value-type="float" office:value="11618191">
                <text:p>11618191</text:p>
              </table:table-cell>
              <table:table-cell office:value-type="float" office:value="11666044">
                <text:p>11666044</text:p>
              </table:table-cell>
              <table:table-cell office:value-type="float" office:value="17009">
                <text:p>17009</text:p>
              </table:table-cell>
              <table:table-cell office:value-type="float" office:value="7437720">
                <text:p>7437720</text:p>
              </table:table-cell>
              <table:table-cell office:value-type="float" office:value="0.0811">
                <text:p>0.0811</text:p>
              </table:table-cell>
            </table:table-row>
            <table:table-row>
              <table:table-cell office:value-type="string">
                <text:p>104974-001-005_S1_L001 mRNA_qiagen globin cellulose</text:p>
                <text:list>
                  <text:list-item>
                    <text:p>104974-001-005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cellulose</text:p>
                  </text:list-item>
                </text:list>
              </table:table-cell>
              <table:table-cell office:value-type="float" office:value="62977557">
                <text:p>62977557</text:p>
              </table:table-cell>
              <table:table-cell office:value-type="float" office:value="20673576">
                <text:p>20673576</text:p>
              </table:table-cell>
              <table:table-cell office:value-type="float" office:value="17127474">
                <text:p>17127474</text:p>
              </table:table-cell>
              <table:table-cell office:value-type="float" office:value="21170762.5">
                <text:p>21170762.5</text:p>
              </table:table-cell>
              <table:table-cell office:value-type="float" office:value="18161588.5">
                <text:p>18161588.5</text:p>
              </table:table-cell>
              <table:table-cell office:value-type="float" office:value="3009174">
                <text:p>3009174</text:p>
              </table:table-cell>
              <table:table-cell office:value-type="float" office:value="18104711">
                <text:p>18104711</text:p>
              </table:table-cell>
              <table:table-cell office:value-type="float" office:value="18161588.5">
                <text:p>18161588.5</text:p>
              </table:table-cell>
              <table:table-cell office:value-type="float" office:value="12430">
                <text:p>12430</text:p>
              </table:table-cell>
              <table:table-cell office:value-type="float" office:value="11446209">
                <text:p>11446209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04974-001-006_S1_L001 mRNA_qiagen globin &amp; human rRNA nofilter</text:p>
                <text:list>
                  <text:list-item>
                    <text:p>104974-001-006_S1_L001</text:p>
                  </text:list-item>
                  <text:list-item>
                    <text:p>mRNA_qiagen</text:p>
                  </text:list-item>
                  <text:list-item>
                    <text:p>globin &amp; human rRNA</text:p>
                  </text:list-item>
                  <text:list-item>
                    <text:p>nofilter</text:p>
                  </text:list-item>
                </text:list>
              </table:table-cell>
              <table:table-cell office:value-type="float" office:value="63367108">
                <text:p>63367108</text:p>
              </table:table-cell>
              <table:table-cell office:value-type="float" office:value="14234338">
                <text:p>14234338</text:p>
              </table:table-cell>
              <table:table-cell office:value-type="float" office:value="10479181">
                <text:p>10479181</text:p>
              </table:table-cell>
              <table:table-cell office:value-type="float" office:value="14388935.5">
                <text:p>14388935.5</text:p>
              </table:table-cell>
              <table:table-cell office:value-type="float" office:value="11719649">
                <text:p>11719649</text:p>
              </table:table-cell>
              <table:table-cell office:value-type="float" office:value="2669286.5">
                <text:p>2669286.5</text:p>
              </table:table-cell>
              <table:table-cell office:value-type="float" office:value="11680489">
                <text:p>11680489</text:p>
              </table:table-cell>
              <table:table-cell office:value-type="float" office:value="11719649">
                <text:p>11719649</text:p>
              </table:table-cell>
              <table:table-cell office:value-type="float" office:value="18697">
                <text:p>18697</text:p>
              </table:table-cell>
              <table:table-cell office:value-type="float" office:value="8903155">
                <text:p>8903155</text:p>
              </table:table-cell>
              <table:table-cell office:value-type="float" office:value="0.00999">
                <text:p>0.00999</text:p>
              </table:table-cell>
            </table:table-row>
            <table:table-row>
              <table:table-cell office:value-type="string">
                <text:p>104974-001-007_S1_L001 tRNA_qiagen globin &amp; human rRNA nofilter</text:p>
                <text:list>
                  <text:list-item>
                    <text:p>104974-001-007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nofilter</text:p>
                  </text:list-item>
                </text:list>
              </table:table-cell>
              <table:table-cell office:value-type="float" office:value="78579762">
                <text:p>78579762</text:p>
              </table:table-cell>
              <table:table-cell office:value-type="float" office:value="63353720">
                <text:p>63353720</text:p>
              </table:table-cell>
              <table:table-cell office:value-type="float" office:value="40815204">
                <text:p>40815204</text:p>
              </table:table-cell>
              <table:table-cell office:value-type="float" office:value="86391165">
                <text:p>86391165</text:p>
              </table:table-cell>
              <table:table-cell office:value-type="float" office:value="57156129">
                <text:p>57156129</text:p>
              </table:table-cell>
              <table:table-cell office:value-type="float" office:value="29235036">
                <text:p>29235036</text:p>
              </table:table-cell>
              <table:table-cell office:value-type="float" office:value="56994704">
                <text:p>56994704</text:p>
              </table:table-cell>
              <table:table-cell office:value-type="float" office:value="57156129">
                <text:p>57156129</text:p>
              </table:table-cell>
              <table:table-cell office:value-type="float" office:value="22403">
                <text:p>22403</text:p>
              </table:table-cell>
              <table:table-cell office:value-type="float" office:value="34102029">
                <text:p>3410202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04974-001-008_S1_L001 tRNA_qiagen globin &amp; human rRNA centpip</text:p>
                <text:list>
                  <text:list-item>
                    <text:p>104974-001-008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centpip</text:p>
                  </text:list-item>
                </text:list>
              </table:table-cell>
              <table:table-cell office:value-type="float" office:value="54697456">
                <text:p>54697456</text:p>
              </table:table-cell>
              <table:table-cell office:value-type="float" office:value="41158601">
                <text:p>41158601</text:p>
              </table:table-cell>
              <table:table-cell office:value-type="float" office:value="23475952">
                <text:p>23475952</text:p>
              </table:table-cell>
              <table:table-cell office:value-type="float" office:value="59594854.5">
                <text:p>59594854.5</text:p>
              </table:table-cell>
              <table:table-cell office:value-type="float" office:value="37493539.5">
                <text:p>37493539.5</text:p>
              </table:table-cell>
              <table:table-cell office:value-type="float" office:value="22101315">
                <text:p>22101315</text:p>
              </table:table-cell>
              <table:table-cell office:value-type="float" office:value="37417548">
                <text:p>37417548</text:p>
              </table:table-cell>
              <table:table-cell office:value-type="float" office:value="37493539.5">
                <text:p>37493539.5</text:p>
              </table:table-cell>
              <table:table-cell office:value-type="float" office:value="20137">
                <text:p>20137</text:p>
              </table:table-cell>
              <table:table-cell office:value-type="float" office:value="26530404">
                <text:p>26530404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04974-001-009_S1_L001 tRNA_qiagen globin &amp; human rRNA plasmo</text:p>
                <text:list>
                  <text:list-item>
                    <text:p>104974-001-009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plasmo</text:p>
                  </text:list-item>
                </text:list>
              </table:table-cell>
              <table:table-cell office:value-type="float" office:value="71054075">
                <text:p>71054075</text:p>
              </table:table-cell>
              <table:table-cell office:value-type="float" office:value="53537181">
                <text:p>53537181</text:p>
              </table:table-cell>
              <table:table-cell office:value-type="float" office:value="20250706">
                <text:p>20250706</text:p>
              </table:table-cell>
              <table:table-cell office:value-type="float" office:value="84200170">
                <text:p>84200170</text:p>
              </table:table-cell>
              <table:table-cell office:value-type="float" office:value="48896840">
                <text:p>48896840</text:p>
              </table:table-cell>
              <table:table-cell office:value-type="float" office:value="35303330">
                <text:p>35303330</text:p>
              </table:table-cell>
              <table:table-cell office:value-type="float" office:value="48762082">
                <text:p>48762082</text:p>
              </table:table-cell>
              <table:table-cell office:value-type="float" office:value="48896840">
                <text:p>48896840</text:p>
              </table:table-cell>
              <table:table-cell office:value-type="float" office:value="17244">
                <text:p>17244</text:p>
              </table:table-cell>
              <table:table-cell office:value-type="float" office:value="43610258">
                <text:p>43610258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104974-001-010_S1_L001 tRNA_qiagen globin &amp; human rRNA pmacs</text:p>
                <text:list>
                  <text:list-item>
                    <text:p>104974-001-010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pmacs</text:p>
                  </text:list-item>
                </text:list>
              </table:table-cell>
              <table:table-cell office:value-type="float" office:value="67630514">
                <text:p>67630514</text:p>
              </table:table-cell>
              <table:table-cell office:value-type="float" office:value="54873015">
                <text:p>54873015</text:p>
              </table:table-cell>
              <table:table-cell office:value-type="float" office:value="21286440">
                <text:p>21286440</text:p>
              </table:table-cell>
              <table:table-cell office:value-type="float" office:value="86532062">
                <text:p>86532062</text:p>
              </table:table-cell>
              <table:table-cell office:value-type="float" office:value="51196041.5">
                <text:p>51196041.5</text:p>
              </table:table-cell>
              <table:table-cell office:value-type="float" office:value="35336020.5">
                <text:p>35336020.5</text:p>
              </table:table-cell>
              <table:table-cell office:value-type="float" office:value="51049960">
                <text:p>51049960</text:p>
              </table:table-cell>
              <table:table-cell office:value-type="float" office:value="51196041.5">
                <text:p>51196041.5</text:p>
              </table:table-cell>
              <table:table-cell office:value-type="float" office:value="16876">
                <text:p>16876</text:p>
              </table:table-cell>
              <table:table-cell office:value-type="float" office:value="45326671">
                <text:p>45326671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04974-001-011_S1_L001 tRNA_qiagen globin &amp; human rRNA cellulose</text:p>
                <text:list>
                  <text:list-item>
                    <text:p>104974-001-011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cellulose</text:p>
                  </text:list-item>
                </text:list>
              </table:table-cell>
              <table:table-cell office:value-type="float" office:value="70867997">
                <text:p>70867997</text:p>
              </table:table-cell>
              <table:table-cell office:value-type="float" office:value="45883750">
                <text:p>45883750</text:p>
              </table:table-cell>
              <table:table-cell office:value-type="float" office:value="17445514">
                <text:p>17445514</text:p>
              </table:table-cell>
              <table:table-cell office:value-type="float" office:value="72038159">
                <text:p>72038159</text:p>
              </table:table-cell>
              <table:table-cell office:value-type="float" office:value="42320233.5">
                <text:p>42320233.5</text:p>
              </table:table-cell>
              <table:table-cell office:value-type="float" office:value="29717925.5">
                <text:p>29717925.5</text:p>
              </table:table-cell>
              <table:table-cell office:value-type="float" office:value="42211937">
                <text:p>42211937</text:p>
              </table:table-cell>
              <table:table-cell office:value-type="float" office:value="42320233.5">
                <text:p>42320233.5</text:p>
              </table:table-cell>
              <table:table-cell office:value-type="float" office:value="12302">
                <text:p>12302</text:p>
              </table:table-cell>
              <table:table-cell office:value-type="float" office:value="39091317">
                <text:p>39091317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104974-001-012_S1_L001 mRNA_illumina NA nofilter</text:p>
                <text:list>
                  <text:list-item>
                    <text:p>104974-001-012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nofilter</text:p>
                  </text:list-item>
                </text:list>
              </table:table-cell>
              <table:table-cell office:value-type="float" office:value="45745017">
                <text:p>45745017</text:p>
              </table:table-cell>
              <table:table-cell office:value-type="float" office:value="44666116">
                <text:p>44666116</text:p>
              </table:table-cell>
              <table:table-cell office:value-type="float" office:value="27088038">
                <text:p>27088038</text:p>
              </table:table-cell>
              <table:table-cell office:value-type="float" office:value="83716701.5">
                <text:p>83716701.5</text:p>
              </table:table-cell>
              <table:table-cell office:value-type="float" office:value="41077280.5">
                <text:p>41077280.5</text:p>
              </table:table-cell>
              <table:table-cell office:value-type="float" office:value="42639421">
                <text:p>42639421</text:p>
              </table:table-cell>
              <table:table-cell office:value-type="float" office:value="41071055">
                <text:p>41071055</text:p>
              </table:table-cell>
              <table:table-cell office:value-type="float" office:value="41077280.5">
                <text:p>41077280.5</text:p>
              </table:table-cell>
              <table:table-cell office:value-type="float" office:value="19061">
                <text:p>19061</text:p>
              </table:table-cell>
              <table:table-cell office:value-type="float" office:value="39997344">
                <text:p>39997344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04974-001-013_S1_L001 mRNA_illumina NA centpip</text:p>
                <text:list>
                  <text:list-item>
                    <text:p>104974-001-013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centpip</text:p>
                  </text:list-item>
                </text:list>
              </table:table-cell>
              <table:table-cell office:value-type="float" office:value="71652675">
                <text:p>71652675</text:p>
              </table:table-cell>
              <table:table-cell office:value-type="float" office:value="69329114">
                <text:p>69329114</text:p>
              </table:table-cell>
              <table:table-cell office:value-type="float" office:value="40513684">
                <text:p>40513684</text:p>
              </table:table-cell>
              <table:table-cell office:value-type="float" office:value="121064142">
                <text:p>121064142</text:p>
              </table:table-cell>
              <table:table-cell office:value-type="float" office:value="63040245.5">
                <text:p>63040245.5</text:p>
              </table:table-cell>
              <table:table-cell office:value-type="float" office:value="58023896.5">
                <text:p>58023896.5</text:p>
              </table:table-cell>
              <table:table-cell office:value-type="float" office:value="63032504">
                <text:p>63032504</text:p>
              </table:table-cell>
              <table:table-cell office:value-type="float" office:value="63040245.5">
                <text:p>63040245.5</text:p>
              </table:table-cell>
              <table:table-cell office:value-type="float" office:value="19701">
                <text:p>19701</text:p>
              </table:table-cell>
              <table:table-cell office:value-type="float" office:value="61837211">
                <text:p>61837211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string">
                <text:p>104974-001-014_S1_L001 mRNA_illumina NA plasmo</text:p>
                <text:list>
                  <text:list-item>
                    <text:p>104974-001-014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plasmo</text:p>
                  </text:list-item>
                </text:list>
              </table:table-cell>
              <table:table-cell office:value-type="float" office:value="55558984">
                <text:p>55558984</text:p>
              </table:table-cell>
              <table:table-cell office:value-type="float" office:value="51527402">
                <text:p>51527402</text:p>
              </table:table-cell>
              <table:table-cell office:value-type="float" office:value="28507742">
                <text:p>28507742</text:p>
              </table:table-cell>
              <table:table-cell office:value-type="float" office:value="100716111.5">
                <text:p>100716111.5</text:p>
              </table:table-cell>
              <table:table-cell office:value-type="float" office:value="48838990">
                <text:p>48838990</text:p>
              </table:table-cell>
              <table:table-cell office:value-type="float" office:value="51877121.5">
                <text:p>51877121.5</text:p>
              </table:table-cell>
              <table:table-cell office:value-type="float" office:value="48834199">
                <text:p>48834199</text:p>
              </table:table-cell>
              <table:table-cell office:value-type="float" office:value="48838990">
                <text:p>48838990</text:p>
              </table:table-cell>
              <table:table-cell office:value-type="float" office:value="14997">
                <text:p>14997</text:p>
              </table:table-cell>
              <table:table-cell office:value-type="float" office:value="47858788">
                <text:p>47858788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104974-001-015_S1_L001 mRNA_illumina NA pmacs</text:p>
                <text:list>
                  <text:list-item>
                    <text:p>104974-001-015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pmacs</text:p>
                  </text:list-item>
                </text:list>
              </table:table-cell>
              <table:table-cell office:value-type="float" office:value="87296352">
                <text:p>87296352</text:p>
              </table:table-cell>
              <table:table-cell office:value-type="float" office:value="82121724">
                <text:p>82121724</text:p>
              </table:table-cell>
              <table:table-cell office:value-type="float" office:value="44259846">
                <text:p>44259846</text:p>
              </table:table-cell>
              <table:table-cell office:value-type="float" office:value="168910859">
                <text:p>168910859</text:p>
              </table:table-cell>
              <table:table-cell office:value-type="float" office:value="77851177.5">
                <text:p>77851177.5</text:p>
              </table:table-cell>
              <table:table-cell office:value-type="float" office:value="91059681.5">
                <text:p>91059681.5</text:p>
              </table:table-cell>
              <table:table-cell office:value-type="float" office:value="77840571">
                <text:p>77840571</text:p>
              </table:table-cell>
              <table:table-cell office:value-type="float" office:value="77851177.5">
                <text:p>77851177.5</text:p>
              </table:table-cell>
              <table:table-cell office:value-type="float" office:value="17817">
                <text:p>17817</text:p>
              </table:table-cell>
              <table:table-cell office:value-type="float" office:value="74893472">
                <text:p>74893472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string">
                <text:p>104974-001-016_S1_L001 mRNA_illumina NA cellulose</text:p>
                <text:list>
                  <text:list-item>
                    <text:p>104974-001-016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cellulose</text:p>
                  </text:list-item>
                </text:list>
              </table:table-cell>
              <table:table-cell office:value-type="float" office:value="104935676">
                <text:p>104935676</text:p>
              </table:table-cell>
              <table:table-cell office:value-type="float" office:value="101057745">
                <text:p>101057745</text:p>
              </table:table-cell>
              <table:table-cell office:value-type="float" office:value="54573083">
                <text:p>54573083</text:p>
              </table:table-cell>
              <table:table-cell office:value-type="float" office:value="204994976.5">
                <text:p>204994976.5</text:p>
              </table:table-cell>
              <table:table-cell office:value-type="float" office:value="95655963">
                <text:p>95655963</text:p>
              </table:table-cell>
              <table:table-cell office:value-type="float" office:value="109339013.5">
                <text:p>109339013.5</text:p>
              </table:table-cell>
              <table:table-cell office:value-type="float" office:value="95646147">
                <text:p>95646147</text:p>
              </table:table-cell>
              <table:table-cell office:value-type="float" office:value="95655963">
                <text:p>95655963</text:p>
              </table:table-cell>
              <table:table-cell office:value-type="float" office:value="9683">
                <text:p>9683</text:p>
              </table:table-cell>
              <table:table-cell office:value-type="float" office:value="94099625">
                <text:p>94099625</text:p>
              </table:table-cell>
              <table:table-cell office:value-type="float" office:value="0.0275">
                <text:p>0.0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3" number:min-decimal-places="3" number:min-integer-digits="1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269cm" svg:height="26.828cm" xlink:href=".." xlink:type="simple" chart:class="chart:bar" chart:style-name="ch1">
        <chart:subtitle svg:x="0cm" svg:y="0cm" chart:style-name="ch2"/>
        <chart:legend chart:legend-position="end" svg:x="34.053cm" svg:y="11.372cm" style:legend-expansion="high" chart:style-name="ch3"/>
        <chart:plot-area chart:style-name="ch4" table:cell-range-address="Sheet1.A1:Sheet1.D17 Sheet1.J1:Sheet1.J17 Sheet1.M1:Sheet1.M17 Sheet1.O1:Sheet1.O17 Sheet1.Q1:Sheet1.Q17 Sheet1.S1:Sheet1.S17 Sheet1.V1:Sheet1.V17 Sheet1.Y1:Sheet1.Y17 Sheet1.AB1:Sheet1.AB17" chart:data-source-has-labels="both" svg:x="0.825cm" svg:y="0.536cm" svg:width="32.403cm" svg:height="25.756cm">
          <chart:coordinate-region svg:x="2.128cm" svg:y="0.536cm" svg:width="31.1cm" svg:height="20.391cm"/>
          <chart:axis chart:dimension="x" chart:name="primary-x" chart:style-name="ch5" chartooo:axis-type="auto">
            <chartooo:date-scale/>
            <chart:categories table:cell-range-address="Sheet1.A2:Sheet1.D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2:Sheet1.J17" chart:label-cell-address="Sheet1.J1:Sheet1.J1" chart:class="chart:bar">
            <chart:data-point chart:repeated="16"/>
          </chart:series>
          <chart:series chart:style-name="ch9" chart:values-cell-range-address="Sheet1.M2:Sheet1.M17" chart:label-cell-address="Sheet1.M1:Sheet1.M1" chart:class="chart:bar">
            <chart:data-point chart:repeated="16"/>
          </chart:series>
          <chart:series chart:style-name="ch10" chart:values-cell-range-address="Sheet1.O2:Sheet1.O17" chart:label-cell-address="Sheet1.O1:Sheet1.O1" chart:class="chart:bar">
            <chart:data-point chart:repeated="16"/>
          </chart:series>
          <chart:series chart:style-name="ch11" chart:values-cell-range-address="Sheet1.Q2:Sheet1.Q17" chart:label-cell-address="Sheet1.Q1:Sheet1.Q1" chart:class="chart:bar">
            <chart:data-point chart:repeated="16"/>
          </chart:series>
          <chart:series chart:style-name="ch12" chart:values-cell-range-address="Sheet1.S2:Sheet1.S17" chart:label-cell-address="Sheet1.S1:Sheet1.S1" chart:class="chart:bar">
            <chart:data-point chart:repeated="16"/>
          </chart:series>
          <chart:series chart:style-name="ch8" chart:values-cell-range-address="Sheet1.V2:Sheet1.V17" chart:label-cell-address="Sheet1.V1:Sheet1.V1" chart:class="chart:bar">
            <chart:data-point chart:repeated="16"/>
          </chart:series>
          <chart:series chart:style-name="ch9" chart:values-cell-range-address="Sheet1.Y2:Sheet1.Y17" chart:label-cell-address="Sheet1.Y1:Sheet1.Y1" chart:class="chart:bar">
            <chart:data-point chart:repeated="16"/>
          </chart:series>
          <chart:series chart:style-name="ch13" chart:values-cell-range-address="Sheet1.AB2:Sheet1.AB17" chart:label-cell-address="Sheet1.AB1:Sheet1.AB1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quely mapped read pairs Pk (M)</text:p>
                <draw:g>
                  <svg:desc>Sheet1.J1:Sheet1.J1</svg:desc>
                </draw:g>
              </table:table-cell>
              <table:table-cell office:value-type="string">
                <text:p>Total read pairs Pk flagstat (M)</text:p>
                <draw:g>
                  <svg:desc>Sheet1.M1:Sheet1.M1</svg:desc>
                </draw:g>
              </table:table-cell>
              <table:table-cell office:value-type="string">
                <text:p>Primary read pairs Pk flagstat (M)</text:p>
                <draw:g>
                  <svg:desc>Sheet1.O1:Sheet1.O1</svg:desc>
                </draw:g>
              </table:table-cell>
              <table:table-cell office:value-type="string">
                <text:p>Secondary read pairs Pk flagstat (M)</text:p>
                <draw:g>
                  <svg:desc>Sheet1.Q1:Sheet1.Q1</svg:desc>
                </draw:g>
              </table:table-cell>
              <table:table-cell office:value-type="string">
                <text:p>Proper read pairs Pk flagstat (M)</text:p>
                <draw:g>
                  <svg:desc>Sheet1.S1:Sheet1.S1</svg:desc>
                </draw:g>
              </table:table-cell>
              <table:table-cell office:value-type="string">
                <text:p>Primary mapped read pairs Pk flagstat (M)</text:p>
                <draw:g>
                  <svg:desc>Sheet1.V1:Sheet1.V1</svg:desc>
                </draw:g>
              </table:table-cell>
              <table:table-cell office:value-type="string">
                <text:p>n Pk genes detected (&gt;=10 counts)</text:p>
                <draw:g>
                  <svg:desc>Sheet1.Y1:Sheet1.Y1</svg:desc>
                </draw:g>
              </table:table-cell>
              <table:table-cell office:value-type="string">
                <text:p>Total gene counts Pk</text:p>
                <draw:g>
                  <svg:desc>Sheet1.AB1:Sheet1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4974-001-001_S1_L001 mRNA_qiagen globin nofilter</text:p>
                <text:list>
                  <text:list-item>
                    <text:p>104974-001-001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nofilter</text:p>
                  </text:list-item>
                </text:list>
                <draw:g>
                  <svg:desc>Sheet1.A2:Sheet1.D17</svg:desc>
                </draw:g>
              </table:table-cell>
              <table:table-cell office:value-type="float" office:value="1441812">
                <text:p>1441812</text:p>
                <draw:g>
                  <svg:desc>Sheet1.J2:Sheet1.J17</svg:desc>
                </draw:g>
              </table:table-cell>
              <table:table-cell office:value-type="float" office:value="1641998.5">
                <text:p>1641998.5</text:p>
                <draw:g>
                  <svg:desc>Sheet1.M2:Sheet1.M17</svg:desc>
                </draw:g>
              </table:table-cell>
              <table:table-cell office:value-type="float" office:value="1483887.5">
                <text:p>1483887.5</text:p>
                <draw:g>
                  <svg:desc>Sheet1.O2:Sheet1.O17</svg:desc>
                </draw:g>
              </table:table-cell>
              <table:table-cell office:value-type="float" office:value="158111">
                <text:p>158111</text:p>
                <draw:g>
                  <svg:desc>Sheet1.Q2:Sheet1.Q17</svg:desc>
                </draw:g>
              </table:table-cell>
              <table:table-cell office:value-type="float" office:value="1477850">
                <text:p>1477850</text:p>
                <draw:g>
                  <svg:desc>Sheet1.S2:Sheet1.S17</svg:desc>
                </draw:g>
              </table:table-cell>
              <table:table-cell office:value-type="float" office:value="1483887.5">
                <text:p>1483887.5</text:p>
                <draw:g>
                  <svg:desc>Sheet1.V2:Sheet1.V17</svg:desc>
                </draw:g>
              </table:table-cell>
              <table:table-cell office:value-type="float" office:value="4112">
                <text:p>4112</text:p>
                <draw:g>
                  <svg:desc>Sheet1.Y2:Sheet1.Y17</svg:desc>
                </draw:g>
              </table:table-cell>
              <table:table-cell office:value-type="float" office:value="516911">
                <text:p>516911</text:p>
                <draw:g>
                  <svg:desc>Sheet1.AB2:Sheet1.AB17</svg:desc>
                </draw:g>
              </table:table-cell>
            </table:table-row>
            <table:table-row>
              <table:table-cell office:value-type="string">
                <text:p>104974-001-002_S1_L001 mRNA_qiagen globin centpip</text:p>
                <text:list>
                  <text:list-item>
                    <text:p>104974-001-002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centpip</text:p>
                  </text:list-item>
                </text:list>
              </table:table-cell>
              <table:table-cell office:value-type="float" office:value="3229794">
                <text:p>3229794</text:p>
              </table:table-cell>
              <table:table-cell office:value-type="float" office:value="3554169">
                <text:p>3554169</text:p>
              </table:table-cell>
              <table:table-cell office:value-type="float" office:value="3307591">
                <text:p>3307591</text:p>
              </table:table-cell>
              <table:table-cell office:value-type="float" office:value="246578">
                <text:p>246578</text:p>
              </table:table-cell>
              <table:table-cell office:value-type="float" office:value="3297098">
                <text:p>3297098</text:p>
              </table:table-cell>
              <table:table-cell office:value-type="float" office:value="3307591">
                <text:p>3307591</text:p>
              </table:table-cell>
              <table:table-cell office:value-type="float" office:value="4622">
                <text:p>4622</text:p>
              </table:table-cell>
              <table:table-cell office:value-type="float" office:value="1222797">
                <text:p>1222797</text:p>
              </table:table-cell>
            </table:table-row>
            <table:table-row>
              <table:table-cell office:value-type="string">
                <text:p>104974-001-003_S1_L001 mRNA_qiagen globin plasmo</text:p>
                <text:list>
                  <text:list-item>
                    <text:p>104974-001-003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plasmo</text:p>
                  </text:list-item>
                </text:list>
              </table:table-cell>
              <table:table-cell office:value-type="float" office:value="6967096">
                <text:p>6967096</text:p>
              </table:table-cell>
              <table:table-cell office:value-type="float" office:value="7479372">
                <text:p>7479372</text:p>
              </table:table-cell>
              <table:table-cell office:value-type="float" office:value="7110170.5">
                <text:p>7110170.5</text:p>
              </table:table-cell>
              <table:table-cell office:value-type="float" office:value="369201.5">
                <text:p>369201.5</text:p>
              </table:table-cell>
              <table:table-cell office:value-type="float" office:value="7089787">
                <text:p>7089787</text:p>
              </table:table-cell>
              <table:table-cell office:value-type="float" office:value="7110170.5">
                <text:p>7110170.5</text:p>
              </table:table-cell>
              <table:table-cell office:value-type="float" office:value="4832">
                <text:p>4832</text:p>
              </table:table-cell>
              <table:table-cell office:value-type="float" office:value="2797701">
                <text:p>2797701</text:p>
              </table:table-cell>
            </table:table-row>
            <table:table-row>
              <table:table-cell office:value-type="string">
                <text:p>104974-001-004_S1_L001 mRNA_qiagen globin pmacs</text:p>
                <text:list>
                  <text:list-item>
                    <text:p>104974-001-004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pmacs</text:p>
                  </text:list-item>
                </text:list>
              </table:table-cell>
              <table:table-cell office:value-type="float" office:value="5620411">
                <text:p>5620411</text:p>
              </table:table-cell>
              <table:table-cell office:value-type="float" office:value="5934014.5">
                <text:p>5934014.5</text:p>
              </table:table-cell>
              <table:table-cell office:value-type="float" office:value="5713283">
                <text:p>5713283</text:p>
              </table:table-cell>
              <table:table-cell office:value-type="float" office:value="220731.5">
                <text:p>220731.5</text:p>
              </table:table-cell>
              <table:table-cell office:value-type="float" office:value="5696027">
                <text:p>5696027</text:p>
              </table:table-cell>
              <table:table-cell office:value-type="float" office:value="5713283">
                <text:p>5713283</text:p>
              </table:table-cell>
              <table:table-cell office:value-type="float" office:value="4847">
                <text:p>4847</text:p>
              </table:table-cell>
              <table:table-cell office:value-type="float" office:value="2574296">
                <text:p>2574296</text:p>
              </table:table-cell>
            </table:table-row>
            <table:table-row>
              <table:table-cell office:value-type="string">
                <text:p>104974-001-005_S1_L001 mRNA_qiagen globin cellulose</text:p>
                <text:list>
                  <text:list-item>
                    <text:p>104974-001-005_S1_L001</text:p>
                  </text:list-item>
                  <text:list-item>
                    <text:p>mRNA_qiagen</text:p>
                  </text:list-item>
                  <text:list-item>
                    <text:p>globin</text:p>
                  </text:list-item>
                  <text:list-item>
                    <text:p>cellulose</text:p>
                  </text:list-item>
                </text:list>
              </table:table-cell>
              <table:table-cell office:value-type="float" office:value="9701629">
                <text:p>9701629</text:p>
              </table:table-cell>
              <table:table-cell office:value-type="float" office:value="10416787.5">
                <text:p>10416787.5</text:p>
              </table:table-cell>
              <table:table-cell office:value-type="float" office:value="9897375">
                <text:p>9897375</text:p>
              </table:table-cell>
              <table:table-cell office:value-type="float" office:value="519412.5">
                <text:p>519412.5</text:p>
              </table:table-cell>
              <table:table-cell office:value-type="float" office:value="9873600">
                <text:p>9873600</text:p>
              </table:table-cell>
              <table:table-cell office:value-type="float" office:value="9897375">
                <text:p>9897375</text:p>
              </table:table-cell>
              <table:table-cell office:value-type="float" office:value="4784">
                <text:p>4784</text:p>
              </table:table-cell>
              <table:table-cell office:value-type="float" office:value="4051264">
                <text:p>4051264</text:p>
              </table:table-cell>
            </table:table-row>
            <table:table-row>
              <table:table-cell office:value-type="string">
                <text:p>104974-001-006_S1_L001 mRNA_qiagen globin &amp; human rRNA nofilter</text:p>
                <text:list>
                  <text:list-item>
                    <text:p>104974-001-006_S1_L001</text:p>
                  </text:list-item>
                  <text:list-item>
                    <text:p>mRNA_qiagen</text:p>
                  </text:list-item>
                  <text:list-item>
                    <text:p>globin &amp; human rRNA</text:p>
                  </text:list-item>
                  <text:list-item>
                    <text:p>nofilter</text:p>
                  </text:list-item>
                </text:list>
              </table:table-cell>
              <table:table-cell office:value-type="float" office:value="638761">
                <text:p>638761</text:p>
              </table:table-cell>
              <table:table-cell office:value-type="float" office:value="754103">
                <text:p>754103</text:p>
              </table:table-cell>
              <table:table-cell office:value-type="float" office:value="659572">
                <text:p>659572</text:p>
              </table:table-cell>
              <table:table-cell office:value-type="float" office:value="94531">
                <text:p>94531</text:p>
              </table:table-cell>
              <table:table-cell office:value-type="float" office:value="657116">
                <text:p>657116</text:p>
              </table:table-cell>
              <table:table-cell office:value-type="float" office:value="659572">
                <text:p>659572</text:p>
              </table:table-cell>
              <table:table-cell office:value-type="float" office:value="3593">
                <text:p>3593</text:p>
              </table:table-cell>
              <table:table-cell office:value-type="float" office:value="232640">
                <text:p>232640</text:p>
              </table:table-cell>
            </table:table-row>
            <table:table-row>
              <table:table-cell office:value-type="string">
                <text:p>104974-001-007_S1_L001 tRNA_qiagen globin &amp; human rRNA nofilter</text:p>
                <text:list>
                  <text:list-item>
                    <text:p>104974-001-007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nofilter</text:p>
                  </text:list-item>
                </text:list>
              </table:table-cell>
              <table:table-cell office:value-type="float" office:value="4354717">
                <text:p>4354717</text:p>
              </table:table-cell>
              <table:table-cell office:value-type="float" office:value="26579499.5">
                <text:p>26579499.5</text:p>
              </table:table-cell>
              <table:table-cell office:value-type="float" office:value="15342928.5">
                <text:p>15342928.5</text:p>
              </table:table-cell>
              <table:table-cell office:value-type="float" office:value="11236571">
                <text:p>11236571</text:p>
              </table:table-cell>
              <table:table-cell office:value-type="float" office:value="15304149">
                <text:p>15304149</text:p>
              </table:table-cell>
              <table:table-cell office:value-type="float" office:value="15342928.5">
                <text:p>15342928.5</text:p>
              </table:table-cell>
              <table:table-cell office:value-type="float" office:value="4182">
                <text:p>4182</text:p>
              </table:table-cell>
              <table:table-cell office:value-type="float" office:value="14320126">
                <text:p>14320126</text:p>
              </table:table-cell>
            </table:table-row>
            <table:table-row>
              <table:table-cell office:value-type="string">
                <text:p>104974-001-008_S1_L001 tRNA_qiagen globin &amp; human rRNA centpip</text:p>
                <text:list>
                  <text:list-item>
                    <text:p>104974-001-008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centpip</text:p>
                  </text:list-item>
                </text:list>
              </table:table-cell>
              <table:table-cell office:value-type="float" office:value="4015183">
                <text:p>4015183</text:p>
              </table:table-cell>
              <table:table-cell office:value-type="float" office:value="25303602">
                <text:p>25303602</text:p>
              </table:table-cell>
              <table:table-cell office:value-type="float" office:value="14546641.5">
                <text:p>14546641.5</text:p>
              </table:table-cell>
              <table:table-cell office:value-type="float" office:value="10756960.5">
                <text:p>10756960.5</text:p>
              </table:table-cell>
              <table:table-cell office:value-type="float" office:value="14524257">
                <text:p>14524257</text:p>
              </table:table-cell>
              <table:table-cell office:value-type="float" office:value="14546641.5">
                <text:p>14546641.5</text:p>
              </table:table-cell>
              <table:table-cell office:value-type="float" office:value="4144">
                <text:p>4144</text:p>
              </table:table-cell>
              <table:table-cell office:value-type="float" office:value="13637513">
                <text:p>13637513</text:p>
              </table:table-cell>
            </table:table-row>
            <table:table-row>
              <table:table-cell office:value-type="string">
                <text:p>104974-001-009_S1_L001 tRNA_qiagen globin &amp; human rRNA plasmo</text:p>
                <text:list>
                  <text:list-item>
                    <text:p>104974-001-009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plasmo</text:p>
                  </text:list-item>
                </text:list>
              </table:table-cell>
              <table:table-cell office:value-type="float" office:value="10645132">
                <text:p>10645132</text:p>
              </table:table-cell>
              <table:table-cell office:value-type="float" office:value="63604390.5">
                <text:p>63604390.5</text:p>
              </table:table-cell>
              <table:table-cell office:value-type="float" office:value="36722411">
                <text:p>36722411</text:p>
              </table:table-cell>
              <table:table-cell office:value-type="float" office:value="26881979.5">
                <text:p>26881979.5</text:p>
              </table:table-cell>
              <table:table-cell office:value-type="float" office:value="36638885">
                <text:p>36638885</text:p>
              </table:table-cell>
              <table:table-cell office:value-type="float" office:value="36722411">
                <text:p>36722411</text:p>
              </table:table-cell>
              <table:table-cell office:value-type="float" office:value="4548">
                <text:p>4548</text:p>
              </table:table-cell>
              <table:table-cell office:value-type="float" office:value="34289699">
                <text:p>34289699</text:p>
              </table:table-cell>
            </table:table-row>
            <table:table-row>
              <table:table-cell office:value-type="string">
                <text:p>104974-001-010_S1_L001 tRNA_qiagen globin &amp; human rRNA pmacs</text:p>
                <text:list>
                  <text:list-item>
                    <text:p>104974-001-010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pmacs</text:p>
                  </text:list-item>
                </text:list>
              </table:table-cell>
              <table:table-cell office:value-type="float" office:value="13024228">
                <text:p>13024228</text:p>
              </table:table-cell>
              <table:table-cell office:value-type="float" office:value="69972188.5">
                <text:p>69972188.5</text:p>
              </table:table-cell>
              <table:table-cell office:value-type="float" office:value="41133164.5">
                <text:p>41133164.5</text:p>
              </table:table-cell>
              <table:table-cell office:value-type="float" office:value="28839024">
                <text:p>28839024</text:p>
              </table:table-cell>
              <table:table-cell office:value-type="float" office:value="41025683">
                <text:p>41025683</text:p>
              </table:table-cell>
              <table:table-cell office:value-type="float" office:value="41133164.5">
                <text:p>41133164.5</text:p>
              </table:table-cell>
              <table:table-cell office:value-type="float" office:value="4727">
                <text:p>4727</text:p>
              </table:table-cell>
              <table:table-cell office:value-type="float" office:value="37905536">
                <text:p>37905536</text:p>
              </table:table-cell>
            </table:table-row>
            <table:table-row>
              <table:table-cell office:value-type="string">
                <text:p>104974-001-011_S1_L001 tRNA_qiagen globin &amp; human rRNA cellulose</text:p>
                <text:list>
                  <text:list-item>
                    <text:p>104974-001-011_S1_L001</text:p>
                  </text:list-item>
                  <text:list-item>
                    <text:p>tRNA_qiagen</text:p>
                  </text:list-item>
                  <text:list-item>
                    <text:p>globin &amp; human rRNA</text:p>
                  </text:list-item>
                  <text:list-item>
                    <text:p>cellulose</text:p>
                  </text:list-item>
                </text:list>
              </table:table-cell>
              <table:table-cell office:value-type="float" office:value="10763360">
                <text:p>10763360</text:p>
              </table:table-cell>
              <table:table-cell office:value-type="float" office:value="57299800.5">
                <text:p>57299800.5</text:p>
              </table:table-cell>
              <table:table-cell office:value-type="float" office:value="33705951">
                <text:p>33705951</text:p>
              </table:table-cell>
              <table:table-cell office:value-type="float" office:value="23593849.5">
                <text:p>23593849.5</text:p>
              </table:table-cell>
              <table:table-cell office:value-type="float" office:value="33630688">
                <text:p>33630688</text:p>
              </table:table-cell>
              <table:table-cell office:value-type="float" office:value="33705951">
                <text:p>33705951</text:p>
              </table:table-cell>
              <table:table-cell office:value-type="float" office:value="4520">
                <text:p>4520</text:p>
              </table:table-cell>
              <table:table-cell office:value-type="float" office:value="31095828">
                <text:p>31095828</text:p>
              </table:table-cell>
            </table:table-row>
            <table:table-row>
              <table:table-cell office:value-type="string">
                <text:p>104974-001-012_S1_L001 mRNA_illumina NA nofilter</text:p>
                <text:list>
                  <text:list-item>
                    <text:p>104974-001-012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nofilter</text:p>
                  </text:list-item>
                </text:list>
              </table:table-cell>
              <table:table-cell office:value-type="float" office:value="670553">
                <text:p>670553</text:p>
              </table:table-cell>
              <table:table-cell office:value-type="float" office:value="746801">
                <text:p>746801</text:p>
              </table:table-cell>
              <table:table-cell office:value-type="float" office:value="703924.5">
                <text:p>703924.5</text:p>
              </table:table-cell>
              <table:table-cell office:value-type="float" office:value="42876.5">
                <text:p>42876.5</text:p>
              </table:table-cell>
              <table:table-cell office:value-type="float" office:value="703782">
                <text:p>703782</text:p>
              </table:table-cell>
              <table:table-cell office:value-type="float" office:value="703924.5">
                <text:p>703924.5</text:p>
              </table:table-cell>
              <table:table-cell office:value-type="float" office:value="3910">
                <text:p>3910</text:p>
              </table:table-cell>
              <table:table-cell office:value-type="float" office:value="340147">
                <text:p>340147</text:p>
              </table:table-cell>
            </table:table-row>
            <table:table-row>
              <table:table-cell office:value-type="string">
                <text:p>104974-001-013_S1_L001 mRNA_illumina NA centpip</text:p>
                <text:list>
                  <text:list-item>
                    <text:p>104974-001-013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centpip</text:p>
                  </text:list-item>
                </text:list>
              </table:table-cell>
              <table:table-cell office:value-type="float" office:value="1229711">
                <text:p>1229711</text:p>
              </table:table-cell>
              <table:table-cell office:value-type="float" office:value="1356895">
                <text:p>1356895</text:p>
              </table:table-cell>
              <table:table-cell office:value-type="float" office:value="1284578.5">
                <text:p>1284578.5</text:p>
              </table:table-cell>
              <table:table-cell office:value-type="float" office:value="72316.5">
                <text:p>72316.5</text:p>
              </table:table-cell>
              <table:table-cell office:value-type="float" office:value="1284355">
                <text:p>1284355</text:p>
              </table:table-cell>
              <table:table-cell office:value-type="float" office:value="1284578.5">
                <text:p>1284578.5</text:p>
              </table:table-cell>
              <table:table-cell office:value-type="float" office:value="4309">
                <text:p>4309</text:p>
              </table:table-cell>
              <table:table-cell office:value-type="float" office:value="637366">
                <text:p>637366</text:p>
              </table:table-cell>
            </table:table-row>
            <table:table-row>
              <table:table-cell office:value-type="string">
                <text:p>104974-001-014_S1_L001 mRNA_illumina NA plasmo</text:p>
                <text:list>
                  <text:list-item>
                    <text:p>104974-001-014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plasmo</text:p>
                  </text:list-item>
                </text:list>
              </table:table-cell>
              <table:table-cell office:value-type="float" office:value="1330109">
                <text:p>1330109</text:p>
              </table:table-cell>
              <table:table-cell office:value-type="float" office:value="1507081.5">
                <text:p>1507081.5</text:p>
              </table:table-cell>
              <table:table-cell office:value-type="float" office:value="1408631">
                <text:p>1408631</text:p>
              </table:table-cell>
              <table:table-cell office:value-type="float" office:value="98450.5">
                <text:p>98450.5</text:p>
              </table:table-cell>
              <table:table-cell office:value-type="float" office:value="1408439">
                <text:p>1408439</text:p>
              </table:table-cell>
              <table:table-cell office:value-type="float" office:value="1408631">
                <text:p>1408631</text:p>
              </table:table-cell>
              <table:table-cell office:value-type="float" office:value="4338">
                <text:p>4338</text:p>
              </table:table-cell>
              <table:table-cell office:value-type="float" office:value="724010">
                <text:p>724010</text:p>
              </table:table-cell>
            </table:table-row>
            <table:table-row>
              <table:table-cell office:value-type="string">
                <text:p>104974-001-015_S1_L001 mRNA_illumina NA pmacs</text:p>
                <text:list>
                  <text:list-item>
                    <text:p>104974-001-015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pmacs</text:p>
                  </text:list-item>
                </text:list>
              </table:table-cell>
              <table:table-cell office:value-type="float" office:value="5304016">
                <text:p>5304016</text:p>
              </table:table-cell>
              <table:table-cell office:value-type="float" office:value="5879932.5">
                <text:p>5879932.5</text:p>
              </table:table-cell>
              <table:table-cell office:value-type="float" office:value="5555009.5">
                <text:p>5555009.5</text:p>
              </table:table-cell>
              <table:table-cell office:value-type="float" office:value="324923">
                <text:p>324923</text:p>
              </table:table-cell>
              <table:table-cell office:value-type="float" office:value="5554245">
                <text:p>5554245</text:p>
              </table:table-cell>
              <table:table-cell office:value-type="float" office:value="5555009.5">
                <text:p>5555009.5</text:p>
              </table:table-cell>
              <table:table-cell office:value-type="float" office:value="4948">
                <text:p>4948</text:p>
              </table:table-cell>
              <table:table-cell office:value-type="float" office:value="3099047">
                <text:p>3099047</text:p>
              </table:table-cell>
            </table:table-row>
            <table:table-row>
              <table:table-cell office:value-type="string">
                <text:p>104974-001-016_S1_L001 mRNA_illumina NA cellulose</text:p>
                <text:list>
                  <text:list-item>
                    <text:p>104974-001-016_S1_L001</text:p>
                  </text:list-item>
                  <text:list-item>
                    <text:p>mRNA_illumina</text:p>
                  </text:list-item>
                  <text:list-item>
                    <text:p>NA</text:p>
                  </text:list-item>
                  <text:list-item>
                    <text:p>cellulose</text:p>
                  </text:list-item>
                </text:list>
              </table:table-cell>
              <table:table-cell office:value-type="float" office:value="2619435">
                <text:p>2619435</text:p>
              </table:table-cell>
              <table:table-cell office:value-type="float" office:value="3004898.5">
                <text:p>3004898.5</text:p>
              </table:table-cell>
              <table:table-cell office:value-type="float" office:value="2789278.5">
                <text:p>2789278.5</text:p>
              </table:table-cell>
              <table:table-cell office:value-type="float" office:value="215620">
                <text:p>215620</text:p>
              </table:table-cell>
              <table:table-cell office:value-type="float" office:value="2788937">
                <text:p>2788937</text:p>
              </table:table-cell>
              <table:table-cell office:value-type="float" office:value="2789278.5">
                <text:p>2789278.5</text:p>
              </table:table-cell>
              <table:table-cell office:value-type="float" office:value="4613">
                <text:p>4613</text:p>
              </table:table-cell>
              <table:table-cell office:value-type="float" office:value="1500227">
                <text:p>1500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